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1.217cm" style:rel-column-width="4692*"/>
    </style:style>
    <style:style style:name="Table1.B" style:family="table-column">
      <style:table-column-properties style:column-width="15.782cm" style:rel-column-width="6084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1.36cm" style:rel-column-width="5243*"/>
    </style:style>
    <style:style style:name="Table2.B" style:family="table-column">
      <style:table-column-properties style:column-width="3.773cm" style:rel-column-width="14545*"/>
    </style:style>
    <style:style style:name="Table2.C" style:family="table-column">
      <style:table-column-properties style:column-width="11.866cm" style:rel-column-width="4574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7" style:family="table">
      <style:table-properties style:width="16.962cm" table:align="right" style:may-break-between-rows="false"/>
    </style:style>
    <style:style style:name="Table7.A" style:family="table-column">
      <style:table-column-properties style:column-width="1.826cm"/>
    </style:style>
    <style:style style:name="Table7.B" style:family="table-column">
      <style:table-column-properties style:column-width="3.281cm"/>
    </style:style>
    <style:style style:name="Table7.C" style:family="table-column">
      <style:table-column-properties style:column-width="11.855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85cm" style:rel-column-width="7133*"/>
    </style:style>
    <style:style style:name="Table9.B" style:family="table-column">
      <style:table-column-properties style:column-width="3.309cm" style:rel-column-width="12757*"/>
    </style:style>
    <style:style style:name="Table9.C" style:family="table-column">
      <style:table-column-properties style:column-width="11.839cm" style:rel-column-width="45645*"/>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8" style:family="table">
      <style:table-properties style:width="16.999cm" table:align="margins"/>
    </style:style>
    <style:style style:name="Table8.A" style:family="table-column">
      <style:table-column-properties style:column-width="1.824cm" style:rel-column-width="7031*"/>
    </style:style>
    <style:style style:name="Table8.B" style:family="table-column">
      <style:table-column-properties style:column-width="3.336cm" style:rel-column-width="12859*"/>
    </style:style>
    <style:style style:name="Table8.C" style:family="table-column">
      <style:table-column-properties style:column-width="11.839cm" style:rel-column-width="45645*"/>
    </style:style>
    <style:style style:name="Table8.A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14" style:family="table">
      <style:table-properties style:width="16.999cm" table:align="margins"/>
    </style:style>
    <style:style style:name="Table14.A" style:family="table-column">
      <style:table-column-properties style:column-width="1.771cm" style:rel-column-width="6827*"/>
    </style:style>
    <style:style style:name="Table14.B" style:family="table-column">
      <style:table-column-properties style:column-width="3.415cm" style:rel-column-width="13165*"/>
    </style:style>
    <style:style style:name="Table14.C" style:family="table-column">
      <style:table-column-properties style:column-width="11.813cm" style:rel-column-width="4554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3" style:family="table">
      <style:table-properties style:width="16.999cm" table:align="margins"/>
    </style:style>
    <style:style style:name="Table13.A" style:family="table-column">
      <style:table-column-properties style:column-width="1.799cm" style:rel-column-width="6936*"/>
    </style:style>
    <style:style style:name="Table13.B" style:family="table-column">
      <style:table-column-properties style:column-width="3.387cm" style:rel-column-width="13056*"/>
    </style:style>
    <style:style style:name="Table13.C" style:family="table-column">
      <style:table-column-properties style:column-width="11.813cm" style:rel-column-width="45543*"/>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2" style:family="table">
      <style:table-properties style:width="16.999cm" table:align="margins"/>
    </style:style>
    <style:style style:name="Table12.A" style:family="table-column">
      <style:table-column-properties style:column-width="1.771cm" style:rel-column-width="6827*"/>
    </style:style>
    <style:style style:name="Table12.B" style:family="table-column">
      <style:table-column-properties style:column-width="3.468cm" style:rel-column-width="13369*"/>
    </style:style>
    <style:style style:name="Table12.C" style:family="table-column">
      <style:table-column-properties style:column-width="11.76cm" style:rel-column-width="45339*"/>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2.17cm" style:rel-column-width="8364*"/>
    </style:style>
    <style:style style:name="Table3.B" style:family="table-column">
      <style:table-column-properties style:column-width="3.096cm" style:rel-column-width="11934*"/>
    </style:style>
    <style:style style:name="Table3.C" style:family="table-column">
      <style:table-column-properties style:column-width="11.733cm" style:rel-column-width="4523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1.748cm" fo:margin-left="5.249cm" fo:margin-right="0.002cm" table:align="margins"/>
    </style:style>
    <style:style style:name="Table11.A" style:family="table-column">
      <style:table-column-properties style:column-width="0.794cm" style:rel-column-width="4428*"/>
    </style:style>
    <style:style style:name="Table11.B" style:family="table-column">
      <style:table-column-properties style:column-width="4.075cm" style:rel-column-width="22730*"/>
    </style:style>
    <style:style style:name="Table11.C" style:family="table-column">
      <style:table-column-properties style:column-width="6.879cm" style:rel-column-width="38377*"/>
    </style:style>
    <style:style style:name="Table11.A1" style:family="table-cell" style:data-style-name="N0">
      <style:table-cell-properties fo:padding="0.097cm" fo:border-left="0.002cm solid #000000" fo:border-right="none" fo:border-top="0.002cm solid #000000" fo:border-bottom="0.002cm solid #000000"/>
    </style:style>
    <style:style style:name="Table11.B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data-style-name="N0">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5" style:family="table">
      <style:table-properties style:width="16.999cm" table:align="margins"/>
    </style:style>
    <style:style style:name="Table5.A" style:family="table-column">
      <style:table-column-properties style:column-width="1.482cm" style:rel-column-width="5712*"/>
    </style:style>
    <style:style style:name="Table5.B" style:family="table-column">
      <style:table-column-properties style:column-width="3.81cm" style:rel-column-width="14688*"/>
    </style:style>
    <style:style style:name="Table5.C" style:family="table-column">
      <style:table-column-properties style:column-width="11.707cm" style:rel-column-width="451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style>
    <style:style style:name="Table10.A" style:family="table-column">
      <style:table-column-properties style:column-width="1.455cm" style:rel-column-width="5610*"/>
    </style:style>
    <style:style style:name="Table10.B" style:family="table-column">
      <style:table-column-properties style:column-width="3.81cm" style:rel-column-width="14688*"/>
    </style:style>
    <style:style style:name="Table10.C" style:family="table-column">
      <style:table-column-properties style:column-width="11.733cm" style:rel-column-width="45237*"/>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style>
    <style:style style:name="Table6.A" style:family="table-column">
      <style:table-column-properties style:column-width="1.455cm" style:rel-column-width="5610*"/>
    </style:style>
    <style:style style:name="Table6.B" style:family="table-column">
      <style:table-column-properties style:column-width="3.836cm" style:rel-column-width="14790*"/>
    </style:style>
    <style:style style:name="Table6.C" style:family="table-column">
      <style:table-column-properties style:column-width="11.707cm" style:rel-column-width="45135*"/>
    </style:style>
    <style:style style:name="Table6.A1" style:family="table-cell">
      <style:table-cell-properties fo:padding="0.097cm" fo:border-left="0.002cm solid #000000" fo:border-right="none" fo:border-top="0.002cm solid #000000" fo:border-bottom="0.002cm solid #000000"/>
    </style:style>
    <style:style style:name="Table6.C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1.455cm" style:rel-column-width="5610*"/>
    </style:style>
    <style:style style:name="Table4.B" style:family="table-column">
      <style:table-column-properties style:column-width="3.81cm" style:rel-column-width="14688*"/>
    </style:style>
    <style:style style:name="Table4.C" style:family="table-column">
      <style:table-column-properties style:column-width="11.733cm" style:rel-column-width="45237*"/>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5" style:family="table">
      <style:table-properties style:width="16.999cm" table:align="margins"/>
    </style:style>
    <style:style style:name="Table15.A" style:family="table-column">
      <style:table-column-properties style:column-width="2.699cm" style:rel-column-width="10404*"/>
    </style:style>
    <style:style style:name="Table15.B" style:family="table-column">
      <style:table-column-properties style:column-width="14.3cm" style:rel-column-width="55131*"/>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6.999cm" table:align="margins"/>
    </style:style>
    <style:style style:name="Table16.A" style:family="table-column">
      <style:table-column-properties style:column-width="2.752cm" style:rel-column-width="10609*"/>
    </style:style>
    <style:style style:name="Table16.B" style:family="table-column">
      <style:table-column-properties style:column-width="14.247cm" style:rel-column-width="54926*"/>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text-indent="0cm" style:auto-text-indent="false">
        <style:tab-stops>
          <style:tab-stop style:position="-3.598cm"/>
          <style:tab-stop style:position="-0.106cm"/>
        </style:tab-stops>
      </style:paragraph-properties>
    </style:style>
    <style:style style:name="P3" style:family="paragraph" style:parent-style-name="Standard">
      <style:paragraph-properties fo:margin-left="0cm" fo:margin-right="0cm" fo:text-indent="0cm" style:auto-text-indent="false">
        <style:tab-stops>
          <style:tab-stop style:position="-2.487cm"/>
        </style:tab-stops>
      </style:paragraph-properties>
    </style:style>
    <style:style style:name="P4" style:family="paragraph" style:parent-style-name="Standard">
      <style:paragraph-properties fo:margin-left="0cm" fo:margin-right="0cm" fo:text-indent="0cm" style:auto-text-indent="false">
        <style:tab-stops/>
      </style:paragraph-properties>
    </style:style>
    <style:style style:name="P5" style:family="paragraph" style:parent-style-name="Standard">
      <style:paragraph-properties fo:margin-left="0cm" fo:margin-right="0cm" fo:text-align="center" style:justify-single-word="false" fo:text-indent="0cm" style:auto-text-indent="false"/>
    </style:style>
    <style:style style:name="P6" style:family="paragraph" style:parent-style-name="Standard">
      <style:paragraph-properties fo:margin-left="0cm" fo:margin-right="0cm" fo:text-indent="0cm" style:auto-text-indent="false"/>
      <style:text-properties fo:font-weight="bold" style:font-weight-asian="bold" style:font-weight-complex="bold"/>
    </style:style>
    <style:style style:name="P7" style:family="paragraph" style:parent-style-name="Standard">
      <style:paragraph-properties fo:margin-left="0cm" fo:margin-right="0cm" fo:text-indent="0cm" style:auto-text-indent="false">
        <style:tab-stops>
          <style:tab-stop style:position="-3.598cm"/>
          <style:tab-stop style:position="-0.106cm"/>
        </style:tab-stops>
      </style:paragraph-properties>
      <style:text-properties fo:font-weight="bold" style:font-weight-asian="bold" style:font-weight-complex="bold"/>
    </style:style>
    <style:style style:name="P8" style:family="paragraph" style:parent-style-name="Text_20_body">
      <style:paragraph-properties fo:margin-left="0cm" fo:margin-right="0cm" fo:text-indent="0cm" style:auto-text-indent="false"/>
    </style:style>
    <style:style style:name="P9" style:family="paragraph" style:parent-style-name="Table_20_Contents">
      <style:paragraph-properties fo:margin-left="0cm" fo:margin-right="0cm" fo:text-indent="0cm" style:auto-text-indent="false"/>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font-name="Courier New" fo:font-size="10pt" fo:language="en" fo:country="GB" style:font-name-asian="Courier New" style:font-size-asian="10pt" style:font-name-complex="Courier New" style:font-size-complex="10pt"/>
    </style:style>
    <style:style style:name="P14"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5" style:family="paragraph" style:parent-style-name="Standard">
      <style:text-properties style:font-name="Courier New1" fo:font-size="10pt" style:font-size-asian="10pt" style:font-size-complex="10pt"/>
    </style:style>
    <style:style style:name="P16" style:family="paragraph" style:parent-style-name="Text_20_body">
      <style:text-properties fo:language="en" fo:country="GB"/>
    </style:style>
    <style:style style:name="P17" style:family="paragraph" style:parent-style-name="Text_20_body">
      <style:text-properties style:font-name="Courier New"/>
    </style:style>
    <style:style style:name="P18" style:family="paragraph" style:parent-style-name="Standard">
      <style:paragraph-properties fo:margin-left="0cm" fo:margin-right="0cm" fo:text-indent="0cm" style:auto-text-indent="false">
        <style:tab-stops>
          <style:tab-stop style:position="-2.487cm"/>
        </style:tab-stops>
      </style:paragraph-properties>
    </style:style>
    <style:style style:name="P19" style:family="paragraph" style:parent-style-name="Standard">
      <style:paragraph-properties fo:margin-left="0cm" fo:margin-right="0cm" fo:text-indent="0cm" style:auto-text-indent="false">
        <style:tab-stops/>
      </style:paragraph-properties>
    </style:style>
    <style:style style:name="P20" style:family="paragraph" style:parent-style-name="Heading_20_1">
      <style:paragraph-properties fo:margin-left="0cm" fo:margin-right="0cm" fo:text-indent="0cm" style:auto-text-indent="false"/>
    </style:style>
    <style:style style:name="P21" style:family="paragraph" style:parent-style-name="Heading_20_3">
      <style:paragraph-properties fo:margin-left="0cm" fo:margin-right="0cm" fo:text-indent="0cm" style:auto-text-indent="false"/>
    </style:style>
    <style:style style:name="T1" style:family="text">
      <style:text-properties style:text-position="super 58%"/>
    </style:style>
    <style:style style:name="T2" style:family="text">
      <style:text-properties fo:language="en" fo:country="GB"/>
    </style:style>
    <style:style style:name="T3" style:family="text">
      <style:text-properties style:text-position="sub 58%"/>
    </style:style>
    <style:style style:name="T4" style:family="text">
      <style:text-properties style:font-name="Courier New"/>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penLCB for MERG CBUS Modules</text:h>
      <text:p text:style-name="Standard">The aim is to provide OpenLCB protocol software for MERG CBUS hardware modules. </text:p>
      <text:p text:style-name="Standard"/>
      <text:p text:style-name="Standard">CBUS modules are currently sold as kits with CBUS software in the PIC. This project is to try and provide replacement software which is compatible with OpenLCB. Currently this means that users have to build the kit themselves, program the PIC chip, and then set the NodeID. All OpenLCB modules need a unique NodeID which will usually be set by the maker. This can be assigned by the kit builder from their MERG or NMRA membership number.</text:p>
      <text:p text:style-name="Standard"/>
      <text:p text:style-name="Standard">Every module has 2 LEDs, a Green one on pin 28, and a Yellow one on pin 27. (Some diagrams have the LEDs reversed or undefined.)</text:p>
      <text:p text:style-name="Standard">The green LED comes on when the module has initialized.</text:p>
      <text:p text:style-name="Standard">The yellow LED and green LED are on when the boot loader is being executed.</text:p>
      <text:p text:style-name="Standard">The yellow LED pulses on when any event packet or a DAA packet to this module is seen.</text:p>
      <text:p text:style-name="Standard"/>
      <text:p text:style-name="Standard">One of the problems of new users is getting their first event produced and acted upon. They usually have no idea whether a problem is due to a packet is not being sent or not being acted on as expected. The yellow LED flash on event is meant to help in this situation. </text:p>
      <text:p text:style-name="Standard"/>
      <text:p text:style-name="Standard">Many modules have switches for configuring the module, the NodeID switches on producer modules are not used and can be omitted. The small push button is also not used and can be omitted. Any pull up resistors on those switches should probably be fitted. </text:p>
      <text:p text:style-name="Standard"/>
      <text:p text:style-name="Standard">Consumer modules can be taught to react to events by putting them in learn mode and creating the event.</text:p>
      <text:p text:style-name="Standard"/>
      <text:p text:style-name="Standard">There is a plan to convert CBUS modules to 12V dc supply instead of the current confused situation. This would mean new PCB's so other changes may also take place.</text:p>
      <text:h text:style-name="P20" text:outline-level="1">Protocol</text:h>
      <text:p text:style-name="P8">Since this is a proof of concept implementation the number are not fixed and may change as the protocol is revised. So in general the names should be used instead of the numbers.</text:p>
      <text:p text:style-name="P1">This protocol only uses the 29 bit CAN extended header with normal frames.</text:p>
      <text:p text:style-name="P1"/>
      <text:p text:style-name="P1">The order of packets is not fixed, packets may be re-ordered by the internal buffering in the chip and so will need to be corrected by the receiver. Usually the first packet of a group arrives first.</text:p>
      <text:p text:style-name="P1"/>
      <text:p text:style-name="P6">:XpfdddsssNxx.....;</text:p>
      <text:p text:style-name="P1"/>
      <table:table table:name="Table1" table:style-name="Table1">
        <table:table-column table:style-name="Table1.A"/>
        <table:table-column table:style-name="Table1.B"/>
        <table:table-row>
          <table:table-cell table:style-name="Table1.A1" office:value-type="string">
            <text:p text:style-name="P1">:X</text:p>
          </table:table-cell>
          <table:table-cell table:style-name="Table1.B1" office:value-type="string">
            <text:p text:style-name="P1">USB or serial prefix of hex digit string for extended header. (S = short type not used.)</text:p>
          </table:table-cell>
        </table:table-row>
        <table:table-row>
          <table:table-cell table:style-name="Table1.A2" office:value-type="string">
            <text:p text:style-name="P1">p</text:p>
          </table:table-cell>
          <table:table-cell table:style-name="Table1.B2" office:value-type="string">
            <text:p text:style-name="P1">1 bit (most significant bit) priority, currently always 1.</text:p>
          </table:table-cell>
        </table:table-row>
        <table:table-row>
          <table:table-cell table:style-name="Table1.A2" office:value-type="string">
            <text:p text:style-name="P1">f</text:p>
          </table:table-cell>
          <table:table-cell table:style-name="Table1.B2" office:value-type="string">
            <text:p text:style-name="P1">4 bits frame type</text:p>
          </table:table-cell>
        </table:table-row>
        <table:table-row>
          <table:table-cell table:style-name="Table1.A2" office:value-type="string">
            <text:p text:style-name="P1">ddd</text:p>
          </table:table-cell>
          <table:table-cell table:style-name="Table1.B2" office:value-type="string">
            <text:p text:style-name="P1">12 bits destination node alias or broadcast message type</text:p>
          </table:table-cell>
        </table:table-row>
        <table:table-row>
          <table:table-cell table:style-name="Table1.A2" office:value-type="string">
            <text:p text:style-name="P1">sss</text:p>
          </table:table-cell>
          <table:table-cell table:style-name="Table1.B2" office:value-type="string">
            <text:p text:style-name="P1">12 bits source node alias.</text:p>
          </table:table-cell>
        </table:table-row>
        <table:table-row>
          <table:table-cell table:style-name="Table1.A2" office:value-type="string">
            <text:p text:style-name="P1">N</text:p>
          </table:table-cell>
          <table:table-cell table:style-name="Table1.B2" office:value-type="string">
            <text:p text:style-name="P1">Normal frame type, (R = RTR type not used.)</text:p>
          </table:table-cell>
        </table:table-row>
        <table:table-row>
          <table:table-cell table:style-name="Table1.A2" office:value-type="string">
            <text:p text:style-name="P1">xx..</text:p>
          </table:table-cell>
          <table:table-cell table:style-name="Table1.B2" office:value-type="string">
            <text:p text:style-name="P1">Data in hex pairs</text:p>
          </table:table-cell>
        </table:table-row>
        <text:soft-page-break/>
        <table:table-row>
          <table:table-cell table:style-name="Table1.A2" office:value-type="string">
            <text:p text:style-name="P1">;</text:p>
          </table:table-cell>
          <table:table-cell table:style-name="Table1.B2" office:value-type="string">
            <text:p text:style-name="P1">end of packet string marker</text:p>
          </table:table-cell>
        </table:table-row>
      </table:table>
      <text:p text:style-name="P1"/>
      <text:h text:style-name="P21" text:outline-level="3">Frame Type</text:h>
      <table:table table:name="Table2" table:style-name="Table2">
        <table:table-column table:style-name="Table2.A"/>
        <table:table-column table:style-name="Table2.B"/>
        <table:table-column table:style-name="Table2.C"/>
        <table:table-row>
          <table:table-cell table:style-name="Table2.A1" office:value-type="string">
            <text:p text:style-name="P1">0x0</text:p>
          </table:table-cell>
          <table:table-cell table:style-name="Table2.A1" office:value-type="string">
            <text:p text:style-name="P1">FT_CIM0</text:p>
          </table:table-cell>
          <table:table-cell table:style-name="Table2.C1" office:value-type="string">
            <text:p text:style-name="P1">Top 12 bits of node ID, sent to test a new alias.</text:p>
          </table:table-cell>
        </table:table-row>
        <table:table-row>
          <table:table-cell table:style-name="Table2.A2" office:value-type="string">
            <text:p text:style-name="P1">0x1</text:p>
          </table:table-cell>
          <table:table-cell table:style-name="Table2.A2" office:value-type="string">
            <text:p text:style-name="P1">FT_CIM1</text:p>
          </table:table-cell>
          <table:table-cell table:style-name="Table2.C2" office:value-type="string">
            <text:p text:style-name="P1">2nd top 12 bits of node ID, sent to test a new alias.</text:p>
          </table:table-cell>
        </table:table-row>
        <table:table-row>
          <table:table-cell table:style-name="Table2.A2" office:value-type="string">
            <text:p text:style-name="P1">0x2</text:p>
          </table:table-cell>
          <table:table-cell table:style-name="Table2.A2" office:value-type="string">
            <text:p text:style-name="P1">FT_CIM2 </text:p>
          </table:table-cell>
          <table:table-cell table:style-name="Table2.C2" office:value-type="string">
            <text:p text:style-name="P1">3rd top 12 bits of node ID, sent to test a new alias.</text:p>
          </table:table-cell>
        </table:table-row>
        <table:table-row>
          <table:table-cell table:style-name="Table2.A2" office:value-type="string">
            <text:p text:style-name="P1">0x3</text:p>
          </table:table-cell>
          <table:table-cell table:style-name="Table2.A2" office:value-type="string">
            <text:p text:style-name="P1">FT_CIM3</text:p>
          </table:table-cell>
          <table:table-cell table:style-name="Table2.C2" office:value-type="string">
            <text:p text:style-name="P1">lowest 12 bits of node ID, sent to test a new alias.</text:p>
          </table:table-cell>
        </table:table-row>
        <table:table-row>
          <table:table-cell table:style-name="Table2.A2" office:value-type="string">
            <text:p text:style-name="P1">0x4</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5</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6</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7</text:p>
          </table:table-cell>
          <table:table-cell table:style-name="Table2.A2" office:value-type="string">
            <text:p text:style-name="P1">FT_RIM</text:p>
          </table:table-cell>
          <table:table-cell table:style-name="Table2.C2" office:value-type="string">
            <text:p text:style-name="P1">0x7FFF, sent by any node objecting to the node alias sent in a CIMn</text:p>
          </table:table-cell>
        </table:table-row>
        <table:table-row>
          <table:table-cell table:style-name="Table2.A2" office:value-type="string">
            <text:p text:style-name="P1">0x8</text:p>
          </table:table-cell>
          <table:table-cell table:style-name="Table2.A2" office:value-type="string">
            <text:p text:style-name="P1">See below</text:p>
          </table:table-cell>
          <table:table-cell table:style-name="Table2.C2" office:value-type="string">
            <text:p text:style-name="P1">Broadcast frame type</text:p>
          </table:table-cell>
        </table:table-row>
        <table:table-row>
          <table:table-cell table:style-name="Table2.A2" office:value-type="string">
            <text:p text:style-name="P1">0x9</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A</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B</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C</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D</text:p>
          </table:table-cell>
          <table:table-cell table:style-name="Table2.A2" office:value-type="string">
            <text:p text:style-name="P1"/>
          </table:table-cell>
          <table:table-cell table:style-name="Table2.C2" office:value-type="string">
            <text:p text:style-name="P1"/>
          </table:table-cell>
        </table:table-row>
        <table:table-row>
          <table:table-cell table:style-name="Table2.A2" office:value-type="string">
            <text:p text:style-name="P1">0xE</text:p>
          </table:table-cell>
          <table:table-cell table:style-name="Table2.A2" office:value-type="string">
            <text:p text:style-name="P1">See below</text:p>
          </table:table-cell>
          <table:table-cell table:style-name="Table2.C2" office:value-type="string">
            <text:p text:style-name="P1">Destination Alias Addressed</text:p>
          </table:table-cell>
        </table:table-row>
        <table:table-row>
          <table:table-cell table:style-name="Table2.A2" office:value-type="string">
            <text:p text:style-name="P1">0xF</text:p>
          </table:table-cell>
          <table:table-cell table:style-name="Table2.A2" office:value-type="string">
            <text:p text:style-name="P1">Stream</text:p>
          </table:table-cell>
          <table:table-cell table:style-name="Table2.C2" office:value-type="string">
            <text:p text:style-name="P1"/>
          </table:table-cell>
        </table:table-row>
      </table:table>
      <text:p text:style-name="P1"/>
      <text:h text:style-name="P21" text:outline-level="3">0x8ddd Broadcast Packets</text:h>
      <table:table table:name="Table7" table:style-name="Table7">
        <table:table-column table:style-name="Table7.A"/>
        <table:table-column table:style-name="Table7.B"/>
        <table:table-column table:style-name="Table7.C"/>
        <table:table-row>
          <table:table-cell table:style-name="Table7.A1" office:value-type="string">
            <text:p text:style-name="P3">0x8000</text:p>
          </table:table-cell>
          <table:table-cell table:style-name="Table7.A1" office:value-type="string">
            <text:p text:style-name="P4">FT_RESET</text:p>
          </table:table-cell>
          <table:table-cell table:style-name="Table7.C1" office:value-type="string">
            <text:p text:style-name="P3">System reset, not yet implemented.</text:p>
          </table:table-cell>
        </table:table-row>
        <table:table-row>
          <table:table-cell table:style-name="Table7.A2" office:value-type="string">
            <text:p text:style-name="P3">0x8001</text:p>
          </table:table-cell>
          <table:table-cell table:style-name="Table7.A2" office:value-type="string">
            <text:p text:style-name="P4">FT_VNSN</text:p>
          </table:table-cell>
          <table:table-cell table:style-name="Table7.C2" office:value-type="string">
            <text:p text:style-name="P4">Verify Node Serial Numbers, sent by anything that needs to know how to translate an alias to a full node id. Reply is several DAA_NSN packets.</text:p>
          </table:table-cell>
        </table:table-row>
        <table:table-row>
          <table:table-cell table:style-name="Table7.A2" office:value-type="string">
            <text:p text:style-name="P3">0x8002</text:p>
          </table:table-cell>
          <table:table-cell table:style-name="Table7.A2" office:value-type="string">
            <text:p text:style-name="P4">FT_INIT</text:p>
          </table:table-cell>
          <table:table-cell table:style-name="Table7.C2" office:value-type="string">
            <text:p text:style-name="P4">Normal Initialization Complete, no data.</text:p>
            <text:p text:style-name="P4">Should it send the full nodeID ?</text:p>
          </table:table-cell>
        </table:table-row>
        <table:table-row>
          <table:table-cell table:style-name="Table7.A2" office:value-type="string">
            <text:p text:style-name="P3">0x8003</text:p>
          </table:table-cell>
          <table:table-cell table:style-name="Table7.A2" office:value-type="string">
            <text:p text:style-name="P4">FT_BOOT</text:p>
          </table:table-cell>
          <table:table-cell table:style-name="Table7.C2" office:value-type="string">
            <text:p text:style-name="P4">Similar to FT_INIT but only Boot Loader Initialization Complete.</text:p>
          </table:table-cell>
        </table:table-row>
        <table:table-row>
          <table:table-cell table:style-name="Table7.A2" office:value-type="string">
            <text:p text:style-name="P3">0x8004</text:p>
          </table:table-cell>
          <table:table-cell table:style-name="Table7.A2" office:value-type="string">
            <text:p text:style-name="P4">FT_NSN</text:p>
          </table:table-cell>
          <table:table-cell table:style-name="Table7.C2" office:value-type="string">
            <text:p text:style-name="P4">Node serial number, replaces DAA_NSN</text:p>
          </table:table-cell>
        </table:table-row>
      </table:table>
      <text:p text:style-name="P3"/>
      <text:p text:style-name="P1">Accessory</text:p>
      <table:table table:name="Table9" table:style-name="Table9">
        <table:table-column table:style-name="Table9.A"/>
        <table:table-column table:style-name="Table9.B"/>
        <table:table-column table:style-name="Table9.C"/>
        <table:table-row>
          <table:table-cell table:style-name="Table9.A1" office:value-type="string">
            <text:p text:style-name="P1">0x8010 </text:p>
          </table:table-cell>
          <table:table-cell table:style-name="Table9.A1" office:value-type="string">
            <text:p text:style-name="P1">FT_EVENT</text:p>
          </table:table-cell>
          <table:table-cell table:style-name="Table9.C1" office:value-type="string">
            <text:p text:style-name="P1">8 bytes event code in the data</text:p>
          </table:table-cell>
        </table:table-row>
        <table:table-row>
          <table:table-cell table:style-name="Table9.A2" office:value-type="string">
            <text:p text:style-name="P1">0x8011</text:p>
          </table:table-cell>
          <table:table-cell table:style-name="Table9.A2" office:value-type="string">
            <text:p text:style-name="P1">FT_RFID</text:p>
          </table:table-cell>
          <table:table-cell table:style-name="Table9.C2" office:value-type="string">
            <text:p text:style-name="P1">5 bytes RFID tag in the data</text:p>
          </table:table-cell>
        </table:table-row>
      </table:table>
      <text:p text:style-name="P1"/>
      <text:p text:style-name="P1">Track commands</text:p>
      <table:table table:name="Table8" table:style-name="Table8">
        <table:table-column table:style-name="Table8.A"/>
        <table:table-column table:style-name="Table8.B"/>
        <table:table-column table:style-name="Table8.C"/>
        <table:table-row>
          <table:table-cell table:style-name="Table8.A1" office:value-type="string">
            <text:p text:style-name="P1">0x8020</text:p>
          </table:table-cell>
          <table:table-cell table:style-name="Table8.A1" office:value-type="string">
            <text:p text:style-name="P1">FT_TOF</text:p>
          </table:table-cell>
          <table:table-cell table:style-name="Table8.C1" office:value-type="string">
            <text:p text:style-name="P1">Track Off, broadcast from CS</text:p>
          </table:table-cell>
        </table:table-row>
        <table:table-row>
          <table:table-cell table:style-name="Table8.A2" office:value-type="string">
            <text:p text:style-name="P1">0x8021</text:p>
          </table:table-cell>
          <table:table-cell table:style-name="Table8.A2" office:value-type="string">
            <text:p text:style-name="P1">FT_TON</text:p>
          </table:table-cell>
          <table:table-cell table:style-name="Table8.C2" office:value-type="string">
            <text:p text:style-name="P1">Track On or Normal operation, broadcast from CS</text:p>
          </table:table-cell>
        </table:table-row>
        <table:table-row>
          <table:table-cell table:style-name="Table8.A2" office:value-type="string">
            <text:p text:style-name="P1">0x8022</text:p>
          </table:table-cell>
          <table:table-cell table:style-name="Table8.A2" office:value-type="string">
            <text:p text:style-name="P1">FT_ESTOP </text:p>
          </table:table-cell>
          <table:table-cell table:style-name="Table8.C2" office:value-type="string">
            <text:p text:style-name="P1">Track Stopped (emergency stop)</text:p>
          </table:table-cell>
        </table:table-row>
        <text:soft-page-break/>
        <table:table-row>
          <table:table-cell table:style-name="Table8.A2" office:value-type="string">
            <text:p text:style-name="P1">0x8023</text:p>
          </table:table-cell>
          <table:table-cell table:style-name="Table8.A2" office:value-type="string">
            <text:p text:style-name="P1">FT_CSRESET</text:p>
          </table:table-cell>
          <table:table-cell table:style-name="Table8.C2" office:value-type="string">
            <text:p text:style-name="P1">Command station Reset, not implemented yet.</text:p>
          </table:table-cell>
        </table:table-row>
        <table:table-row>
          <table:table-cell table:style-name="Table8.A2" office:value-type="string">
            <text:p text:style-name="P1">0x8024</text:p>
          </table:table-cell>
          <table:table-cell table:style-name="Table8.A2" office:value-type="string">
            <text:p text:style-name="P1">FT_RTOF</text:p>
          </table:table-cell>
          <table:table-cell table:style-name="Table8.C2" office:value-type="string">
            <text:p text:style-name="P1">Request Track Off, from CAB</text:p>
          </table:table-cell>
        </table:table-row>
        <table:table-row>
          <table:table-cell table:style-name="Table8.A2" office:value-type="string">
            <text:p text:style-name="P1">0x8025</text:p>
          </table:table-cell>
          <table:table-cell table:style-name="Table8.A2" office:value-type="string">
            <text:p text:style-name="P1">FT_RTON </text:p>
          </table:table-cell>
          <table:table-cell table:style-name="Table8.C2" office:value-type="string">
            <text:p text:style-name="P1">Request Track On or Normal operation, from CAB</text:p>
          </table:table-cell>
        </table:table-row>
        <table:table-row>
          <table:table-cell table:style-name="Table8.A2" office:value-type="string">
            <text:p text:style-name="P1">0x8026</text:p>
          </table:table-cell>
          <table:table-cell table:style-name="Table8.A2" office:value-type="string">
            <text:p text:style-name="P1">FT_RESTP</text:p>
          </table:table-cell>
          <table:table-cell table:style-name="Table8.C2" office:value-type="string">
            <text:p text:style-name="P1">Request Emergency Stop ALL</text:p>
          </table:table-cell>
        </table:table-row>
      </table:table>
      <text:p text:style-name="P1"/>
      <text:p text:style-name="P1">CAB commands</text:p>
      <table:table table:name="Table14" table:style-name="Table14">
        <table:table-column table:style-name="Table14.A"/>
        <table:table-column table:style-name="Table14.B"/>
        <table:table-column table:style-name="Table14.C"/>
        <table:table-row>
          <table:table-cell table:style-name="Table14.A1" office:value-type="string">
            <text:p text:style-name="P1">0x8030</text:p>
          </table:table-cell>
          <table:table-cell table:style-name="Table14.A1" office:value-type="string">
            <text:p text:style-name="P1">FT_RLOC</text:p>
          </table:table-cell>
          <table:table-cell table:style-name="Table14.C1" office:value-type="string">
            <text:p text:style-name="P1">Request loco info</text:p>
          </table:table-cell>
        </table:table-row>
        <table:table-row>
          <table:table-cell table:style-name="Table14.A2" office:value-type="string">
            <text:p text:style-name="P1">0x8031</text:p>
          </table:table-cell>
          <table:table-cell table:style-name="Table14.A2" office:value-type="string">
            <text:p text:style-name="P1">FT_STMOD</text:p>
          </table:table-cell>
          <table:table-cell table:style-name="Table14.C2" office:value-type="string">
            <text:p text:style-name="P1">Request speed step change</text:p>
          </table:table-cell>
        </table:table-row>
        <table:table-row>
          <table:table-cell table:style-name="Table14.A2" office:value-type="string">
            <text:p text:style-name="P1">0x8032</text:p>
          </table:table-cell>
          <table:table-cell table:style-name="Table14.A2" office:value-type="string">
            <text:p text:style-name="P1">FT_DSPD</text:p>
          </table:table-cell>
          <table:table-cell table:style-name="Table14.C2" office:value-type="string">
            <text:p text:style-name="P1">Set Engine Speed/Dir</text:p>
          </table:table-cell>
        </table:table-row>
        <table:table-row>
          <table:table-cell table:style-name="Table14.A2" office:value-type="string">
            <text:p text:style-name="P1">0x8033</text:p>
          </table:table-cell>
          <table:table-cell table:style-name="Table14.A2" office:value-type="string">
            <text:p text:style-name="P1">FT_DFUN</text:p>
          </table:table-cell>
          <table:table-cell table:style-name="Table14.C2" office:value-type="string">
            <text:p text:style-name="P1">Set engine functions</text:p>
          </table:table-cell>
        </table:table-row>
        <table:table-row>
          <table:table-cell table:style-name="Table14.A2" office:value-type="string">
            <text:p text:style-name="P1">0x8034</text:p>
          </table:table-cell>
          <table:table-cell table:style-name="Table14.A2" office:value-type="string">
            <text:p text:style-name="P1">FT_PLOC</text:p>
          </table:table-cell>
          <table:table-cell table:style-name="Table14.C2" office:value-type="string">
            <text:p text:style-name="P1">Engine report from CS</text:p>
          </table:table-cell>
        </table:table-row>
        <table:table-row>
          <table:table-cell table:style-name="Table14.A2" office:value-type="string">
            <text:p text:style-name="P1">0x8035</text:p>
          </table:table-cell>
          <table:table-cell table:style-name="Table14.A2" office:value-type="string">
            <text:p text:style-name="P1">FT_PLOCF</text:p>
          </table:table-cell>
          <table:table-cell table:style-name="Table14.C2" office:value-type="string">
            <text:p text:style-name="P1">Engine function report from CS</text:p>
          </table:table-cell>
        </table:table-row>
        <table:table-row>
          <table:table-cell table:style-name="Table14.A2" office:value-type="string">
            <text:p text:style-name="P1">0x8036</text:p>
          </table:table-cell>
          <table:table-cell table:style-name="Table14.A2" office:value-type="string">
            <text:p text:style-name="P1">FT_KLOC</text:p>
          </table:table-cell>
          <table:table-cell table:style-name="Table14.C2" office:value-type="string">
            <text:p text:style-name="P1">Release loco</text:p>
          </table:table-cell>
        </table:table-row>
      </table:table>
      <text:p text:style-name="P1"/>
      <text:p text:style-name="P1">Consist commands, not implemented yet.</text:p>
      <table:table table:name="Table13" table:style-name="Table13">
        <table:table-column table:style-name="Table13.A"/>
        <table:table-column table:style-name="Table13.B"/>
        <table:table-column table:style-name="Table13.C"/>
        <table:table-row>
          <table:table-cell table:style-name="Table13.A1" office:value-type="string">
            <text:p text:style-name="P1">0x8037</text:p>
          </table:table-cell>
          <table:table-cell table:style-name="Table13.A1" office:value-type="string">
            <text:p text:style-name="P1">FT_PCON </text:p>
          </table:table-cell>
          <table:table-cell table:style-name="Table13.C1" office:value-type="string">
            <text:p text:style-name="P1">Consist Engine</text:p>
          </table:table-cell>
        </table:table-row>
        <table:table-row>
          <table:table-cell table:style-name="Table13.A2" office:value-type="string">
            <text:p text:style-name="P1">0x8038</text:p>
          </table:table-cell>
          <table:table-cell table:style-name="Table13.A2" office:value-type="string">
            <text:p text:style-name="P1">FT_KCON</text:p>
          </table:table-cell>
          <table:table-cell table:style-name="Table13.C2" office:value-type="string">
            <text:p text:style-name="P1">Remove engine from consist</text:p>
          </table:table-cell>
        </table:table-row>
      </table:table>
      <text:p text:style-name="P1"/>
      <text:p text:style-name="P1">DCC programming</text:p>
      <table:table table:name="Table12" table:style-name="Table12">
        <table:table-column table:style-name="Table12.A"/>
        <table:table-column table:style-name="Table12.B"/>
        <table:table-column table:style-name="Table12.C"/>
        <table:table-row>
          <table:table-cell table:style-name="Table12.A1" office:value-type="string">
            <text:p text:style-name="P1">0x8040</text:p>
          </table:table-cell>
          <table:table-cell table:style-name="Table12.A1" office:value-type="string">
            <text:p text:style-name="P1">FT_RDCC3</text:p>
          </table:table-cell>
          <table:table-cell table:style-name="Table12.C1" office:value-type="string">
            <text:p text:style-name="P1">Request 3 byte DCC packet</text:p>
          </table:table-cell>
        </table:table-row>
        <table:table-row>
          <table:table-cell table:style-name="Table12.A2" office:value-type="string">
            <text:p text:style-name="P1">0x8041</text:p>
          </table:table-cell>
          <table:table-cell table:style-name="Table12.A2" office:value-type="string">
            <text:p text:style-name="P1">FT_RDCC4</text:p>
          </table:table-cell>
          <table:table-cell table:style-name="Table12.C2" office:value-type="string">
            <text:p text:style-name="P1">Request 4 byte DCC packet</text:p>
          </table:table-cell>
        </table:table-row>
        <table:table-row>
          <table:table-cell table:style-name="Table12.A2" office:value-type="string">
            <text:p text:style-name="P1">0x8042</text:p>
          </table:table-cell>
          <table:table-cell table:style-name="Table12.A2" office:value-type="string">
            <text:p text:style-name="P1">FT_RDCC5</text:p>
          </table:table-cell>
          <table:table-cell table:style-name="Table12.C2" office:value-type="string">
            <text:p text:style-name="P1">Request 5 byte DCC packet</text:p>
          </table:table-cell>
        </table:table-row>
        <table:table-row>
          <table:table-cell table:style-name="Table12.A2" office:value-type="string">
            <text:p text:style-name="P1">0x8043</text:p>
          </table:table-cell>
          <table:table-cell table:style-name="Table12.A2" office:value-type="string">
            <text:p text:style-name="P1">FT_RDCC6</text:p>
          </table:table-cell>
          <table:table-cell table:style-name="Table12.C2" office:value-type="string">
            <text:p text:style-name="P1">Request 6 byte DCC packet</text:p>
          </table:table-cell>
        </table:table-row>
      </table:table>
      <text:p text:style-name="P1"/>
      <text:h text:style-name="P21" text:outline-level="3">0xEddd Destination Alias Addressed</text:h>
      <text:p text:style-name="P1">1st byte of data has message type.</text:p>
      <text:p text:style-name="P1"/>
      <text:p text:style-name="P6">General</text:p>
      <table:table table:name="Table3" table:style-name="Table3">
        <table:table-column table:style-name="Table3.A"/>
        <table:table-column table:style-name="Table3.B"/>
        <table:table-column table:style-name="Table3.C"/>
        <table:table-row>
          <table:table-cell table:style-name="Table3.A1" office:value-type="string">
            <text:p text:style-name="P9">0x00-0xFF</text:p>
          </table:table-cell>
          <table:table-cell table:style-name="Table3.A1" office:value-type="string">
            <text:p text:style-name="P9">DAA_DATA</text:p>
          </table:table-cell>
          <table:table-cell table:style-name="Table3.C1" office:value-type="string">
            <text:p text:style-name="P2">Sequence number in low 4 bits of the first byte, 7 bytes of data</text:p>
          </table:table-cell>
        </table:table-row>
        <table:table-row>
          <table:table-cell table:style-name="Table3.A2" office:value-type="string">
            <text:p text:style-name="P9">0x10</text:p>
          </table:table-cell>
          <table:table-cell table:style-name="Table3.A2" office:value-type="string">
            <text:p text:style-name="P9">DAA_ACK</text:p>
          </table:table-cell>
          <table:table-cell table:style-name="Table3.C2" office:value-type="string">
            <text:p text:style-name="P2">Acknowledge with status in 2<text:span text:style-name="T1">nd</text:span> data byte.</text:p>
          </table:table-cell>
        </table:table-row>
      </table:table>
      <table:table table:name="Table11" table:style-name="Table11">
        <table:table-column table:style-name="Table11.A"/>
        <table:table-column table:style-name="Table11.B"/>
        <table:table-column table:style-name="Table11.C"/>
        <table:table-row>
          <table:table-cell table:style-name="Table11.A1" office:value-type="float" office:value="0">
            <text:p text:style-name="P5">0</text:p>
          </table:table-cell>
          <table:table-cell table:style-name="Table11.B1" office:value-type="string">
            <text:p text:style-name="P1">ACK_OK</text:p>
          </table:table-cell>
          <table:table-cell table:style-name="Table11.C1" office:value-type="string">
            <text:p text:style-name="P1">OK</text:p>
          </table:table-cell>
        </table:table-row>
        <table:table-row>
          <table:table-cell table:style-name="Table11.A2" office:value-type="float" office:value="1">
            <text:p text:style-name="P5">1</text:p>
          </table:table-cell>
          <table:table-cell table:style-name="Table11.B2" office:value-type="string">
            <text:p text:style-name="P1">ACK_CRC</text:p>
          </table:table-cell>
          <table:table-cell table:style-name="Table11.C2" office:value-type="string">
            <text:p text:style-name="P1">CRC error, no longer used</text:p>
          </table:table-cell>
        </table:table-row>
        <table:table-row>
          <table:table-cell table:style-name="Table11.A2" office:value-type="float" office:value="2">
            <text:p text:style-name="P5">2</text:p>
          </table:table-cell>
          <table:table-cell table:style-name="Table11.B2" office:value-type="string">
            <text:p text:style-name="P1">ACK_TIMEOUT</text:p>
          </table:table-cell>
          <table:table-cell table:style-name="Table11.C2" office:value-type="string">
            <text:p text:style-name="P1">time out on data transfer, 2 seconds</text:p>
          </table:table-cell>
        </table:table-row>
        <table:table-row>
          <table:table-cell table:style-name="Table11.A2" office:value-type="float" office:value="3">
            <text:p text:style-name="P5">3</text:p>
          </table:table-cell>
          <table:table-cell table:style-name="Table11.B2" office:value-type="string">
            <text:p text:style-name="P1">ACK_NODATA</text:p>
          </table:table-cell>
          <table:table-cell table:style-name="Table11.C2" office:value-type="string">
            <text:p text:style-name="P1">The requested data does not exist </text:p>
          </table:table-cell>
        </table:table-row>
        <table:table-row>
          <table:table-cell table:style-name="Table11.A2" office:value-type="float" office:value="4">
            <text:p text:style-name="P5">4</text:p>
          </table:table-cell>
          <table:table-cell table:style-name="Table11.B2" office:value-type="string">
            <text:p text:style-name="P1">ACK_NOSPACE</text:p>
          </table:table-cell>
          <table:table-cell table:style-name="Table11.C2" office:value-type="string">
            <text:p text:style-name="P1">No space to store this data </text:p>
          </table:table-cell>
        </table:table-row>
        <table:table-row>
          <table:table-cell table:style-name="Table11.A2" office:value-type="float" office:value="5">
            <text:p text:style-name="P5">5</text:p>
          </table:table-cell>
          <table:table-cell table:style-name="Table11.B2" office:value-type="string">
            <text:p text:style-name="P1">ACK_ALIASERROR</text:p>
          </table:table-cell>
          <table:table-cell table:style-name="Table11.C2" office:value-type="string">
            <text:p text:style-name="P1">Wrong Source Alias, probably 2 writes at the same time.</text:p>
          </table:table-cell>
        </table:table-row>
      </table:table>
      <text:p text:style-name="Standard"/>
      <text:p text:style-name="P12"/>
      <text:p text:style-name="P12">Program Loader</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Standard">0x20</text:p>
          </table:table-cell>
          <table:table-cell table:style-name="Table5.A1" office:value-type="string">
            <text:p text:style-name="Standard">DAA_UPGSTART</text:p>
          </table:table-cell>
          <table:table-cell table:style-name="Table5.C1" office:value-type="string">
            <text:p text:style-name="Standard">Enter loader</text:p>
          </table:table-cell>
        </table:table-row>
        <table:table-row>
          <table:table-cell table:style-name="Table5.A2" office:value-type="string">
            <text:p text:style-name="Standard">0x21</text:p>
          </table:table-cell>
          <table:table-cell table:style-name="Table5.A2" office:value-type="string">
            <text:p text:style-name="Standard">DAA_UPGRESET</text:p>
          </table:table-cell>
          <table:table-cell table:style-name="Table5.C2" office:value-type="string">
            <text:p text:style-name="Standard">Clear program not loaded and re-boot</text:p>
          </table:table-cell>
        </table:table-row>
        <table:table-row>
          <table:table-cell table:style-name="Table5.A2" office:value-type="string">
            <text:p text:style-name="Standard">0x22</text:p>
          </table:table-cell>
          <table:table-cell table:style-name="Table5.A2" office:value-type="string">
            <text:p text:style-name="Standard">DAA_UPGREAD</text:p>
          </table:table-cell>
          <table:table-cell table:style-name="Table5.C2" office:value-type="string">
            <text:p text:style-name="Standard">Read 64 bytes, reply is enough DAA_DATA packets.</text:p>
            <text:p text:style-name="Standard">24 bit address in data bytes.</text:p>
          </table:table-cell>
        </table:table-row>
        <table:table-row>
          <table:table-cell table:style-name="Table5.A2" office:value-type="string">
            <text:p text:style-name="Standard">0x23</text:p>
          </table:table-cell>
          <table:table-cell table:style-name="Table5.A2" office:value-type="string">
            <text:p text:style-name="Standard">DAA_UPGADDR</text:p>
          </table:table-cell>
          <table:table-cell table:style-name="Table5.C2" office:value-type="string">
            <text:p text:style-name="Standard">Write 64 bytes, followed by enough DAA_DATA packets.</text:p>
            <text:p text:style-name="Standard">24 bit address in data bytes.</text:p>
          </table:table-cell>
        </table:table-row>
      </table:table>
      <text:p text:style-name="Standard"/>
      <text:p text:style-name="P7">Events</text:p>
      <table:table table:name="Table10" table:style-name="Table10">
        <table:table-column table:style-name="Table10.A"/>
        <table:table-column table:style-name="Table10.B"/>
        <table:table-column table:style-name="Table10.C"/>
        <table:table-row>
          <table:table-cell table:style-name="Table10.A1" office:value-type="string">
            <text:p text:style-name="P2">0x30 </text:p>
          </table:table-cell>
          <table:table-cell table:style-name="Table10.A1" office:value-type="string">
            <text:p text:style-name="P2">DAA_CEERASEH</text:p>
          </table:table-cell>
          <table:table-cell table:style-name="Table10.C1" office:value-type="string">
            <text:p text:style-name="P2">Consumer erase events, High 7 bytes of event in data.</text:p>
          </table:table-cell>
        </table:table-row>
        <table:table-row>
          <table:table-cell table:style-name="Table10.A2" office:value-type="string">
            <text:p text:style-name="P2">0x31</text:p>
          </table:table-cell>
          <table:table-cell table:style-name="Table10.A2" office:value-type="string">
            <text:p text:style-name="P2">DAA_CEERASEL</text:p>
          </table:table-cell>
          <table:table-cell table:style-name="Table10.C2" office:value-type="string">
            <text:p text:style-name="P2">Consumer erase events, Low byte of event. If the 8 bytes of the event are all zero then erase everything</text:p>
          </table:table-cell>
        </table:table-row>
        <table:table-row>
          <table:table-cell table:style-name="Table10.A2" office:value-type="string">
            <text:p text:style-name="P2">0x32</text:p>
          </table:table-cell>
          <table:table-cell table:style-name="Table10.A2" office:value-type="string">
            <text:p text:style-name="P2">DAA_CEREADH</text:p>
          </table:table-cell>
          <table:table-cell table:style-name="Table10.C2" office:value-type="string">
            <text:p text:style-name="P2">Consumer read events, High 7 bytes.</text:p>
          </table:table-cell>
        </table:table-row>
        <table:table-row>
          <table:table-cell table:style-name="Table10.A2" office:value-type="string">
            <text:p text:style-name="P2">0x33</text:p>
          </table:table-cell>
          <table:table-cell table:style-name="Table10.A2" office:value-type="string">
            <text:p text:style-name="P2">DAA_CEREADL</text:p>
          </table:table-cell>
          <table:table-cell table:style-name="Table10.C2" office:value-type="string">
            <text:p text:style-name="P2">Consumer read events, Low byte, index, data length byte.</text:p>
          </table:table-cell>
        </table:table-row>
        <table:table-row>
          <table:table-cell table:style-name="Table10.A2" office:value-type="string">
            <text:p text:style-name="P2">0x34</text:p>
          </table:table-cell>
          <table:table-cell table:style-name="Table10.A2" office:value-type="string">
            <text:p text:style-name="P2">DAA_CEWRITEH</text:p>
          </table:table-cell>
          <table:table-cell table:style-name="Table10.C2" office:value-type="string">
            <text:p text:style-name="P2">Consumer write event, High 7 bytes</text:p>
          </table:table-cell>
        </table:table-row>
        <table:table-row>
          <table:table-cell table:style-name="Table10.A2" office:value-type="string">
            <text:p text:style-name="P2">0x35</text:p>
          </table:table-cell>
          <table:table-cell table:style-name="Table10.A2" office:value-type="string">
            <text:p text:style-name="P2">DAA_CEWRITE</text:p>
          </table:table-cell>
          <table:table-cell table:style-name="Table10.C2" office:value-type="string">
            <text:p text:style-name="P2">Consumer write event, Low byte, data length, up to 5 data bytes</text:p>
          </table:table-cell>
        </table:table-row>
        <table:table-row>
          <table:table-cell table:style-name="Table10.A2" office:value-type="string">
            <text:p text:style-name="P2">0x36</text:p>
          </table:table-cell>
          <table:table-cell table:style-name="Table10.A2" office:value-type="string">
            <text:p text:style-name="P2">DAA_PEERASE</text:p>
          </table:table-cell>
          <table:table-cell table:style-name="Table10.C2" office:value-type="string">
            <text:p text:style-name="P2">Producer erase event, index</text:p>
          </table:table-cell>
        </table:table-row>
        <table:table-row>
          <table:table-cell table:style-name="Table10.A2" office:value-type="string">
            <text:p text:style-name="P2">0x37</text:p>
          </table:table-cell>
          <table:table-cell table:style-name="Table10.A2" office:value-type="string">
            <text:p text:style-name="P2">DAA_PEREAD</text:p>
          </table:table-cell>
          <table:table-cell table:style-name="Table10.C2" office:value-type="string">
            <text:p text:style-name="P2">Producer read event, index</text:p>
          </table:table-cell>
        </table:table-row>
        <table:table-row>
          <table:table-cell table:style-name="Table10.A2" office:value-type="string">
            <text:p text:style-name="P2">0x38</text:p>
          </table:table-cell>
          <table:table-cell table:style-name="Table10.A2" office:value-type="string">
            <text:p text:style-name="P2">DAA_PEWRITEH</text:p>
          </table:table-cell>
          <table:table-cell table:style-name="Table10.C2" office:value-type="string">
            <text:p text:style-name="P2">Producer write event, High 7 bytes</text:p>
          </table:table-cell>
        </table:table-row>
        <table:table-row>
          <table:table-cell table:style-name="Table10.A2" office:value-type="string">
            <text:p text:style-name="P2">0x39</text:p>
          </table:table-cell>
          <table:table-cell table:style-name="Table10.A2" office:value-type="string">
            <text:p text:style-name="P2">DAA_PEWRITEL</text:p>
          </table:table-cell>
          <table:table-cell table:style-name="Table10.C2" office:value-type="string">
            <text:p text:style-name="P2">Producer write event, Low byte, index <text:s/></text:p>
          </table:table-cell>
        </table:table-row>
      </table:table>
      <text:p text:style-name="P2"/>
      <text:p text:style-name="P7">Node variables</text:p>
      <table:table table:name="Table6" table:style-name="Table6">
        <table:table-column table:style-name="Table6.A"/>
        <table:table-column table:style-name="Table6.B"/>
        <table:table-column table:style-name="Table6.C"/>
        <table:table-row>
          <table:table-cell table:style-name="Table6.A1" office:value-type="string">
            <text:p text:style-name="P2">0x40</text:p>
          </table:table-cell>
          <table:table-cell table:style-name="Table6.A1" office:value-type="string">
            <text:p text:style-name="P2">DAA_NVREAD</text:p>
          </table:table-cell>
          <table:table-cell table:style-name="Table6.C1" office:value-type="string">
            <text:p text:style-name="P2">Read, 1 byte index</text:p>
          </table:table-cell>
        </table:table-row>
        <table:table-row>
          <table:table-cell table:style-name="Table6.A2" office:value-type="string">
            <text:p text:style-name="P2">0x41</text:p>
          </table:table-cell>
          <table:table-cell table:style-name="Table6.A2" office:value-type="string">
            <text:p text:style-name="P2">DAA_NVWRITE </text:p>
          </table:table-cell>
          <table:table-cell table:style-name="Table6.C2" office:value-type="string">
            <text:p text:style-name="P2">Set, 1 byte index + 1 byte data</text:p>
          </table:table-cell>
        </table:table-row>
        <table:table-row>
          <table:table-cell table:style-name="Table6.A2" office:value-type="string">
            <text:p text:style-name="P2">0x42</text:p>
          </table:table-cell>
          <table:table-cell table:style-name="Table6.A2" office:value-type="string">
            <text:p text:style-name="P2">DAA_NVREPLY</text:p>
          </table:table-cell>
          <table:table-cell table:style-name="Table6.C2" office:value-type="string">
            <text:p text:style-name="P2">Reply to read</text:p>
          </table:table-cell>
        </table:table-row>
      </table:table>
      <text:p text:style-name="P2"/>
      <text:p text:style-name="P7">Misc</text:p>
      <table:table table:name="Table4" table:style-name="Table4">
        <table:table-column table:style-name="Table4.A"/>
        <table:table-column table:style-name="Table4.B"/>
        <table:table-column table:style-name="Table4.C"/>
        <table:table-row>
          <table:table-cell table:style-name="Table4.A1" office:value-type="string">
            <text:p text:style-name="P2">0x50</text:p>
          </table:table-cell>
          <table:table-cell table:style-name="Table4.A1" office:value-type="string">
            <text:p text:style-name="P2">DAA_NSN </text:p>
          </table:table-cell>
          <table:table-cell table:style-name="Table4.C1" office:value-type="string">
            <text:p text:style-name="P2">Node serial number, use FT_NSN in new code</text:p>
          </table:table-cell>
        </table:table-row>
        <table:table-row>
          <table:table-cell table:style-name="Table4.A2" office:value-type="string">
            <text:p text:style-name="P2">0x51</text:p>
          </table:table-cell>
          <table:table-cell table:style-name="Table4.A2" office:value-type="string">
            <text:p text:style-name="P2">DAA_DEFAULT</text:p>
          </table:table-cell>
          <table:table-cell table:style-name="Table4.C2" office:value-type="string">
            <text:p text:style-name="P2">Reset (almost) everything to default values</text:p>
          </table:table-cell>
        </table:table-row>
        <table:table-row>
          <table:table-cell table:style-name="Table4.A2" office:value-type="string">
            <text:p text:style-name="P2">0x52</text:p>
          </table:table-cell>
          <table:table-cell table:style-name="Table4.A2" office:value-type="string">
            <text:p text:style-name="P2">DAA_REBOOT</text:p>
          </table:table-cell>
          <table:table-cell table:style-name="Table4.C2" office:value-type="string">
            <text:p text:style-name="P2">Re-boot the module, (after node ID write)</text:p>
          </table:table-cell>
        </table:table-row>
      </table:table>
      <text:p text:style-name="P2"/>
      <text:h text:style-name="Heading_20_3" text:outline-level="3">Node ID</text:h>
      <text:p text:style-name="P2">All node id's should be unique, so that any node can be connected to all the others without causing a <text:s/>problem. A 48 bit node <text:s/>id was chosen to make this easy to achieve. For a MERG Kit, the buyer should be a MERG member, and use a node id formed as follows. The 1st byte = 3, the 2nd byte = 2, the 3<text:span text:style-name="T1">rd</text:span> to 5<text:span text:style-name="T1">th</text:span> bytes are the <text:s/>membership number and the last byte can have a unique value chosen by the member.</text:p>
      <text:p text:style-name="P2"/>
      <text:p text:style-name="P2">When initially programmed the boot loader initializes the node ID. However CAN only works with 2 nodes or more connected. So a USB or RS232 interface has an initial node ID = 000000000001 and other nodes have an initial node ID = <text:s/>000000000002. Thus a network of 2 nodes can be constructed and the node id's changed before adding any more nodes.</text:p>
      <text:p text:style-name="P2"/>
      <text:p text:style-name="P2">If a larger network is constructed before setting the node id's, then in theory it is possible that 2 <text:soft-page-break/>nodes will loop forever selecting new but identical aliases. If this happens then it will be necessary to manually reboot each node (by shorting the MCLR pin to ground) to get unique node aliases.</text:p>
      <text:h text:style-name="Heading_20_5" text:outline-level="5">Node Alias</text:h>
      <text:p text:style-name="Standard">To get an initial node alias from the 48 bit node ID the 4 x 12 bit parts are xored together.</text:p>
      <text:p text:style-name="Standard"/>
      <text:p text:style-name="Standard">The 4 parts are transmitted using the FT_CIMn packets together with the alias. A 1 second time out allows any node with the same alias to send a FT_RIM to object and cause the node to generate another alias.</text:p>
      <text:p text:style-name="Standard"/>
      <text:p text:style-name="Standard">To get the next alias the node ID is used as the initial seed for a 48 bit random number generator, the <text:s/>4 x 12 bit parts are then xored together as before. </text:p>
      <text:p text:style-name="Standard"/>
      <text:p text:style-name="Standard">If 2 or more nodes have the same alias after the initial set up, then all nodes that detects the error should try to obtain a new unique alias by the method above.</text:p>
      <text:p text:style-name="Standard"/>
      <text:p text:style-name="Standard">The proposed 48-bit Pseudo-Random Number Generator is from “A 48-Bit Pseudo-Random Number Generator”, Heidi G. Kuehn, Communications of the ACM, Volume 4, Issue 8 (August 1961), pages 350-352.</text:p>
      <text:p text:style-name="Standard"/>
      <text:p text:style-name="P10">x<text:span text:style-name="T3">i+1</text:span> = (2<text:span text:style-name="T1">9</text:span>+1) x<text:span text:style-name="T3">i </text:span>+ c</text:p>
      <text:p text:style-name="Standard"/>
      <text:p text:style-name="Standard">where c = 29,741,096,258,473 or 0x1B0CA37A4BA9.The paper actually describes a Pseudo-Random Number Generator that uses signed arithmetic, but for our purposes the 48th “sign” bit isn't important.</text:p>
      <text:p text:style-name="Standard"/>
      <text:p text:style-name="Standard">Note that, unlike some other Pseudo-Random Number Generators, this one can generate a zero result, and can accept a zero seed.</text:p>
      <text:p text:style-name="Standard"/>
      <text:h text:style-name="Heading_20_1" text:outline-level="1">Memory Layout</text:h>
      <text:p text:style-name="Text_20_body">The memory layout here is fixed to make it possible to write the initial PC interface tool before the XML file layout is fixed.</text:p>
      <text:p text:style-name="Text_20_body">Some information is duplicated in the XML file, which wastes space, so this will need to be re-organized when the XML side is working on the PC. </text:p>
      <text:p text:style-name="Text_20_body">The location of the remaining information in memory will also need to be specified in the XML file.</text:p>
      <text:h text:style-name="Heading_20_5" text:outline-level="5">Boot memory layout</text:h>
      <text:p text:style-name="Text_20_body">The boot loader uses the bottom 4k of program memory.</text:p>
      <table:table table:name="Table15" table:style-name="Table15">
        <table:table-column table:style-name="Table15.A"/>
        <table:table-column table:style-name="Table15.B"/>
        <table:table-row>
          <table:table-cell table:style-name="Table15.A1" office:value-type="string">
            <text:p text:style-name="Text_20_body">0x000000</text:p>
          </table:table-cell>
          <table:table-cell table:style-name="Table15.B1" office:value-type="string">
            <text:p text:style-name="Text_20_body">Reset, test the program loaded flag and execute the program or the loader</text:p>
          </table:table-cell>
        </table:table-row>
        <table:table-row>
          <table:table-cell table:style-name="Table15.A2" office:value-type="string">
            <text:p text:style-name="Text_20_body">0x000008</text:p>
          </table:table-cell>
          <table:table-cell table:style-name="Table15.B2" office:value-type="string">
            <text:p text:style-name="Text_20_body"><text:s/>High priority interrupt, always redirected to the program.</text:p>
          </table:table-cell>
        </table:table-row>
        <table:table-row>
          <table:table-cell table:style-name="Table15.A2" office:value-type="string">
            <text:p text:style-name="Text_20_body">0x000018</text:p>
          </table:table-cell>
          <table:table-cell table:style-name="Table15.B2" office:value-type="string">
            <text:p text:style-name="Text_20_body"><text:s/>Low priority interrupt, always redirected to the program.</text:p>
          </table:table-cell>
        </table:table-row>
        <table:table-row>
          <table:table-cell table:style-name="Table15.A2" office:value-type="string">
            <text:p text:style-name="Text_20_body">0x000020</text:p>
          </table:table-cell>
          <table:table-cell table:style-name="Table15.B2" office:value-type="string">
            <text:p text:style-name="Text_20_body"><text:s/>7 byte version info for boot loader</text:p>
          </table:table-cell>
        </table:table-row>
        <table:table-row>
          <table:table-cell table:style-name="Table15.A2" office:value-type="string">
            <text:p text:style-name="Text_20_body">0x000030</text:p>
          </table:table-cell>
          <table:table-cell table:style-name="Table15.B2" office:value-type="string">
            <text:p text:style-name="Text_20_body"><text:s/>jump to loader, called from the program.</text:p>
          </table:table-cell>
        </table:table-row>
        <text:soft-page-break/>
        <table:table-row>
          <table:table-cell table:style-name="Table15.A2" office:value-type="string">
            <text:p text:style-name="Text_20_body">0x000040</text:p>
          </table:table-cell>
          <table:table-cell table:style-name="Table15.B2" office:value-type="string">
            <text:p text:style-name="Text_20_body"><text:s/>6 byte Node ID (low first), 6 byte random seed, 2 bytes alias, 50 bytes empty </text:p>
          </table:table-cell>
        </table:table-row>
        <table:table-row>
          <table:table-cell table:style-name="Table15.A2" office:value-type="string">
            <text:p text:style-name="Text_20_body">0x000080</text:p>
          </table:table-cell>
          <table:table-cell table:style-name="Table15.B2" office:value-type="string">
            <text:p text:style-name="Text_20_body"><text:s/>64 byte block, boot loader text string</text:p>
          </table:table-cell>
        </table:table-row>
        <table:table-row>
          <table:table-cell table:style-name="Table15.A2" office:value-type="string">
            <text:p text:style-name="Text_20_body">0x0000C0</text:p>
          </table:table-cell>
          <table:table-cell table:style-name="Table15.B2" office:value-type="string">
            <text:p text:style-name="Text_20_body"><text:s/>64 byte block, user identification string</text:p>
          </table:table-cell>
        </table:table-row>
      </table:table>
      <text:h text:style-name="Heading_20_5" text:outline-level="5">Program memory layout</text:h>
      <text:p text:style-name="Text_20_body">Program start address = 0x1000.</text:p>
      <table:table table:name="Table16" table:style-name="Table16">
        <table:table-column table:style-name="Table16.A"/>
        <table:table-column table:style-name="Table16.B"/>
        <table:table-row>
          <table:table-cell table:style-name="Table16.A1" office:value-type="string">
            <text:p text:style-name="Text_20_body">0x001000</text:p>
          </table:table-cell>
          <table:table-cell table:style-name="Table16.B1" office:value-type="string">
            <text:p text:style-name="Text_20_body"><text:s/>redirected reset</text:p>
          </table:table-cell>
        </table:table-row>
        <table:table-row>
          <table:table-cell table:style-name="Table16.A2" office:value-type="string">
            <text:p text:style-name="Text_20_body">0x001008</text:p>
          </table:table-cell>
          <table:table-cell table:style-name="Table16.B2" office:value-type="string">
            <text:p text:style-name="Text_20_body"><text:s/>redirected high priority <text:s/>interrupt</text:p>
          </table:table-cell>
        </table:table-row>
        <table:table-row>
          <table:table-cell table:style-name="Table16.A2" office:value-type="string">
            <text:p text:style-name="Text_20_body">0x001018</text:p>
          </table:table-cell>
          <table:table-cell table:style-name="Table16.B2" office:value-type="string">
            <text:p text:style-name="Text_20_body"><text:s/>redirected low priority interrupt</text:p>
          </table:table-cell>
        </table:table-row>
        <table:table-row>
          <table:table-cell table:style-name="Table16.A2" office:value-type="string">
            <text:p text:style-name="Text_20_body">0x001020</text:p>
          </table:table-cell>
          <table:table-cell table:style-name="Table16.B2" office:value-type="string">
            <text:p text:style-name="Text_20_body"><text:s/>7 byte version info for program</text:p>
          </table:table-cell>
        </table:table-row>
        <table:table-row>
          <table:table-cell table:style-name="Table16.A2" office:value-type="string">
            <text:p text:style-name="Text_20_body">0x001027</text:p>
          </table:table-cell>
          <table:table-cell table:style-name="Table16.B2" office:value-type="string">
            <text:p text:style-name="Text_20_body"><text:s/>valid program loaded flag, 0xFF=no program, 0x00=valid program</text:p>
          </table:table-cell>
        </table:table-row>
        <table:table-row>
          <table:table-cell table:style-name="Table16.A2" office:value-type="string">
            <text:p text:style-name="Text_20_body">0x001028</text:p>
          </table:table-cell>
          <table:table-cell table:style-name="Table16.B2" office:value-type="string">
            <text:p text:style-name="Text_20_body"><text:s/>4 bytes start address of XML data description file</text:p>
          </table:table-cell>
        </table:table-row>
        <table:table-row>
          <table:table-cell table:style-name="Table16.A2" office:value-type="string">
            <text:p text:style-name="Text_20_body">0x00102C</text:p>
          </table:table-cell>
          <table:table-cell table:style-name="Table16.B2" office:value-type="string">
            <text:p text:style-name="Text_20_body"><text:s/>2 bytes length of XML file.</text:p>
          </table:table-cell>
        </table:table-row>
        <table:table-row>
          <table:table-cell table:style-name="Table16.A2" office:value-type="string">
            <text:p text:style-name="Text_20_body">0x00102E</text:p>
          </table:table-cell>
          <table:table-cell table:style-name="Table16.B2" office:value-type="string">
            <text:p text:style-name="Text_20_body"><text:s/>18 spare bytes</text:p>
          </table:table-cell>
        </table:table-row>
        <table:table-row>
          <table:table-cell table:style-name="Table16.A2" office:value-type="string">
            <text:p text:style-name="Text_20_body">0x001040</text:p>
          </table:table-cell>
          <table:table-cell table:style-name="Table16.B2" office:value-type="string">
            <text:p text:style-name="Text_20_body"><text:s/>64 byte block with program identification string</text:p>
          </table:table-cell>
        </table:table-row>
      </table:table>
      <text:p text:style-name="Text_20_body"/>
      <text:p text:style-name="Text_20_body">Note. In C18, 16 and 32 bit (2 and 4 byte) data are stored low byte first. Addresses are 24 bits. OpenLCB data is stored most significant byte first.</text:p>
      <text:h text:style-name="Heading_20_1" text:outline-level="1">Program loading</text:h>
      <text:p text:style-name="Text_20_body">There are 3 versions of the loader, one for loading from CAN interface, one for USB interface and one for loading from RS232 interface. Most modules will use the CAN version.</text:p>
      <text:p text:style-name="Text_20_body">The PC side will only send data above the 4k boot loader area. In order to change the boot loader a program has to be loaded which will check the new code is complete and then copies the new boot loader over the old one. Finally setting the program loaded flag so it does not get executed again after a reset.</text:p>
      <text:p text:style-name="Text_20_body">A new program is sent 64 bytes at a time. The first write should be the first 64 bytes of the new program with the valid program loaded flag set to 0xFF.</text:p>
      <text:p text:style-name="Text_20_body">To enter the boot loader a DAA_UPGSTART is sent, after the program halts interrupts and jumps to the loader a DAA_ACK with ACK_OK is sent back to the PC.</text:p>
      <text:p text:style-name="Text_20_body">Each 64 byte block starts with DAA_UPGADDR and is followed by 10 DAA_DATA packets. After writing the block the loader will send DAA_ACK with ACK_OK to signal that the next block can be sent. The blocks can be received in any order so they should be stored on a buffer until all the packets are received.</text:p>
      <text:p text:style-name="Text_20_body">After all the program blocks have been successfully sent, <text:s/>a DAA_UPGRESET is sent from the PC to clear the valid program loaded flag and restart the program.</text:p>
      <text:h text:style-name="Heading_20_1" text:outline-level="1"><text:soft-page-break/>Event teaching from PC</text:h>
      <text:p text:style-name="Standard">All modules should respond to these packets even if they have no event data.</text:p>
      <text:p text:style-name="Standard"/>
      <text:p text:style-name="Standard">The packets for event teaching from the PC all use <text:span text:style-name="T2">Destination Alias Addressed packets, with the first byte of the data containing a type code for the rest of the data bytes.</text:span></text:p>
      <text:p text:style-name="P11"/>
      <text:p text:style-name="P11">For general I/O modules there may be both producer and consumer events to handle, so two sets of commands are used.</text:p>
      <text:p text:style-name="P11"/>
      <text:p text:style-name="P11">Consumer events are looked up using the 8 byte event number, producer events are looked up by an index formed from the input.</text:p>
      <text:p text:style-name="P11"/>
      <text:p text:style-name="Standard">Some limits for event data: </text:p>
      <text:p text:style-name="Standard">Always 8 bytes for the event number. </text:p>
      <text:p text:style-name="Standard">Maximum of 65000 events per module, but most modules use much less than this.</text:p>
      <text:p text:style-name="Standard">Maximum of <text:s/>64 bytes for the event data so it can use the same buffer as the loader, most modules will only use 1 or 2 bytes. </text:p>
      <text:h text:style-name="Heading_20_5" text:outline-level="5">Event Packet Types</text:h>
      <text:p text:style-name="Standard">DAA_CEERASEH<text:tab/>Erase consumer events, the high 7 bytes of the event code.</text:p>
      <text:p text:style-name="Standard">DAA_CEERASEL<text:tab/>Erase consumer events, the low byte of the event code.</text:p>
      <text:p text:style-name="Standard">DAA_CEREADH<text:tab/>Read consumer events, the high 7 bytes of the event code.</text:p>
      <text:p text:style-name="Standard">DAA_CEREADL<text:tab/>Read consumer events, the low byte, event index and data length.</text:p>
      <text:p text:style-name="Standard">DAA_CEWRITEH<text:tab/>Write consumer event, the high 7 bytes of the event code.</text:p>
      <text:p text:style-name="Standard">DAA_CEWRITEL<text:tab/>Write consumer event, Low byte and the index.</text:p>
      <text:p text:style-name="Standard"/>
      <text:p text:style-name="Standard">DAA_PEERASE<text:tab/>Erase producer event given by the index.</text:p>
      <text:p text:style-name="Standard">DAA_PEREAD<text:tab/>Read producer events, event index.</text:p>
      <text:p text:style-name="Standard">DAA_PEWRITEH<text:tab/>Write producer event, the high 7 bytes of the event code.</text:p>
      <text:p text:style-name="Standard">DAA_PEWRITEL<text:tab/>Write producer event, Low 1 bytes and the index.</text:p>
      <text:p text:style-name="Standard"/>
      <text:p text:style-name="Standard">DAA_DEFAULT<text:tab/>Initialize events and node variables to default values. </text:p>
      <text:p text:style-name="Standard">DAA_DATA<text:tab/><text:tab/>Up to 7 bytes of data per packet, block of up to 64 bytes</text:p>
      <text:p text:style-name="Standard">DAA_ACK<text:tab/><text:tab/>Ack with status</text:p>
      <text:h text:style-name="Heading_20_5" text:outline-level="5">Set default</text:h>
      <text:p text:style-name="P16">DAA_DEFAULT:<text:tab/>no data.</text:p>
      <text:p text:style-name="Standard">Re-initialize the producer events and node variables to the default values. </text:p>
      <text:p text:style-name="Standard">Default producer events are the node ID followed by the switch or input number and the on or off state. <text:s/></text:p>
      <text:p text:style-name="Standard">The reply should be DAA_ACK = OK, even if there is nothing to do. </text:p>
      <text:h text:style-name="Heading_20_5" text:outline-level="5">Consumer Erase Event data</text:h>
      <text:p text:style-name="Standard">DAA_CEERASEH:<text:tab/>7 high bytes of event</text:p>
      <text:p text:style-name="Standard">DAA_CEERASEL:<text:tab/>last byte of event </text:p>
      <text:p text:style-name="Standard"/>
      <text:p text:style-name="Standard">For a consumer, the node should erase all events that match the event number. If the event number is zero then it erases all events. The reply should be DAA_ACK = OK, even if there is nothing to do. </text:p>
      <text:h text:style-name="Heading_20_5" text:outline-level="5"><text:soft-page-break/>Producer Erase Event data</text:h>
      <text:p text:style-name="Standard">DAA_PEERASE:<text:tab/>2 byte index</text:p>
      <text:p text:style-name="Standard"/>
      <text:p text:style-name="Standard">For a producer, the event number is not used, the event at the index is erased. The reply is <text:s text:c="2"/>DAA_ACK = OK, or DAA_ACK = NOSPACE if the index is out of range. </text:p>
      <text:h text:style-name="Heading_20_5" text:outline-level="5">Consumer Event read</text:h>
      <text:p text:style-name="Standard">DAA_CEREADH:<text:tab/>7 high bytes of event</text:p>
      <text:p text:style-name="Standard">DAA_CEREADL:<text:tab/>last byte of event, 2 byte index, </text:p>
      <text:p text:style-name="Standard"/>
      <text:p text:style-name="Standard">If the event number is zero then read all events. The first read should have index = 0. Each read should increase the index until the error return NODATA is received. This returns one event, in <text:s/>DAA_CEWRITEH, DAA_CEWRITEL and a number of DAA_DATA packets. The index is used to decide which event to read if there is more than one set of event data with a matching event number. The module should send an error reply DAA_ACK = NODATA if there is no data corresponding to this index or DAA_ACK = TIMEOUT if a packet gets lost . </text:p>
      <text:h text:style-name="Heading_20_5" text:outline-level="5">Producer Event read</text:h>
      <text:p text:style-name="Standard">DAA_PEREAD:<text:tab/>2 byte index </text:p>
      <text:p text:style-name="Standard"/>
      <text:p text:style-name="Standard">A producer will ignore the event number and just use the index. This returns one event, in <text:s/>DAA_PEWRITEH, DAA_PEWRITEL. The module should send an error reply DAA_ACK = NODATA if there is no data corresponding to this index.</text:p>
      <text:h text:style-name="Heading_20_5" text:outline-level="5">Consumer Event write</text:h>
      <text:p text:style-name="Standard">DAA_EVWRITEH:<text:tab/>7 high bytes of event</text:p>
      <text:p text:style-name="Standard">DAA_EVWRITEL:<text:tab/>last byte of event, 1 byte data length, 5 bytes data</text:p>
      <text:p text:style-name="Standard"/>
      <text:p text:style-name="Standard">The event number is never zero. If the number of bytes of data that will follow is 5 or less, then the data is in the packet. If the number of bytes is more than 5 then all the data is in data packets. The module should send DAA_ACK = OK after storing the data, or DAA_ACK = TIMEOUT if a packet gets lost, or DAA_ACK = NOSPACE if there is no space to store it. </text:p>
      <text:h text:style-name="Heading_20_5" text:outline-level="5">Producer Event write</text:h>
      <text:p text:style-name="Standard">DAA_EVWRITEH:<text:tab/>7 high bytes of event</text:p>
      <text:p text:style-name="Standard">DAA_EVWRITEL:<text:tab/>last byte of event, 2 bytes index</text:p>
      <text:p text:style-name="Standard"/>
      <text:p text:style-name="Standard">The event number is never zero. The index is use to decide which event is replaced. The module should send DAA_ACK = OK after storing the data, or DAA_ACK = TIMEOUT if a packet gets lost, or DAA_ACK = NOSPACE if there is no space to store it. </text:p>
      <text:p text:style-name="Standard"/>
      <text:h text:style-name="Heading_20_1" text:outline-level="1">Node Variables</text:h>
      <text:p text:style-name="Standard">There can be up to 256 node variables of 1 byte each. These are used for configurable settings on the modules. E.G. input de-bounce time, servo end point.</text:p>
      <text:p text:style-name="Standard"/>
      <text:p text:style-name="Standard">There are 3 packet types for these:</text:p>
      <text:p text:style-name="P2">DAA_NVREAD<text:tab/>Read Node Variable</text:p>
      <text:p text:style-name="Table_20_Contents">DAA_NVWRITE<text:tab/>Set a Node Variable</text:p>
      <text:p text:style-name="Standard">DAA_NVREPLY<text:tab/>Node Variable Value</text:p>
      <text:h text:style-name="Heading_20_5" text:outline-level="5"><text:soft-page-break/>Read Node Variable</text:h>
      <text:p text:style-name="P2">DAA_NVREAD: 1 byte index </text:p>
      <text:p text:style-name="P2"/>
      <text:p text:style-name="Standard">Read an node variable, one of up to 256 single bytes. The reply is either DAA_NVREPLY, or an DAA_ACK acknowledge error message ACK_NODATA if the variable is not used.</text:p>
      <text:h text:style-name="Heading_20_5" text:outline-level="5">Set a Node Variable</text:h>
      <text:p text:style-name="P2">DAA_NVWRITE: 1 byte index, 1 byte data</text:p>
      <text:p text:style-name="P2"/>
      <text:p text:style-name="Standard">The reply will be an DAA_ACK acknowledge ACK_OK, or ACK_NOSPACE if the variable is not used.</text:p>
      <text:h text:style-name="Heading_20_5" text:outline-level="5">Node Variable Value</text:h>
      <text:p text:style-name="P2">DAA_NVREPLY: 1 byte index, 1 byte data</text:p>
      <text:p text:style-name="P2"/>
      <text:p text:style-name="Standard">The value of an node Variable , a reply to a DAA_NVREAD.</text:p>
      <text:p text:style-name="Standard"/>
      <text:h text:style-name="Heading_20_1" text:outline-level="1">Track Control</text:h>
      <text:p text:style-name="Text_20_body">These commands control the supply to the track.</text:p>
      <text:p text:style-name="P1">FT_TOF<text:tab/><text:tab/>Track Off, broadcast from CS</text:p>
      <text:p text:style-name="P1">FT_TON<text:tab/><text:tab/>Track On or Normal operation, broadcast from CS</text:p>
      <text:p text:style-name="P1">FT_ESTOP <text:tab/><text:tab/>Track Stopped (emergency stop)</text:p>
      <text:p text:style-name="P1">FT_CSRESET<text:tab/>Command station Reset, not implemented yet.</text:p>
      <text:p text:style-name="P1">FT_RTOF<text:tab/><text:tab/>Request Track Off, from CAB</text:p>
      <text:p text:style-name="P1">FT_RTON <text:tab/><text:tab/>Request Track On or Normal operation, from CAB</text:p>
      <text:p text:style-name="P1">FT_RESTP<text:tab/><text:tab/>Request Emergency Stop ALL</text:p>
      <text:p text:style-name="P1"/>
      <text:p text:style-name="P1">All these commands have no data.</text:p>
      <text:h text:style-name="Heading_20_1" text:outline-level="1">Train Control</text:h>
      <text:p text:style-name="Text_20_body">These commands are used to control DCC trains or locomotives.</text:p>
      <text:p text:style-name="Standard">FT_RLOC<text:tab/>Request loco info</text:p>
      <text:p text:style-name="Standard">FT_STMOD<text:tab/>Request speed step change</text:p>
      <text:p text:style-name="Standard">FT_DSPD<text:tab/>Set Engine Speed/Dir</text:p>
      <text:p text:style-name="Standard">FT_DFUN<text:tab/>Set engine functions</text:p>
      <text:p text:style-name="Standard">FT_PLOC<text:tab/>Engine report from CS</text:p>
      <text:p text:style-name="Standard">FT_PLOCF<text:tab/>Engine function report from CS</text:p>
      <text:p text:style-name="Standard">FT_KLOC<text:tab/>Release loco</text:p>
      <text:p text:style-name="Standard">FT_PCON <text:tab/>Consist Engine</text:p>
      <text:p text:style-name="Standard">FT_KCON<text:tab/>Remove engine from consist</text:p>
      <text:p text:style-name="P1"/>
      <text:h text:style-name="Heading_20_5" text:outline-level="5">Request loco info</text:h>
      <text:p text:style-name="P1">FT_RLOC<text:tab/>&lt;DCC address high byte&gt; &lt;DCC address low byte&gt;</text:p>
      <text:p text:style-name="P1"/>
      <text:p text:style-name="P1"><text:s/>7 bit addresses have (AddrH=0). 14 bit addresses have bits 7,8 of AddrH set to 0. The command station responds with (PLOC and PLOCF). This command is typically sent by a cab to the command station following a change of the controlled decoder address.</text:p>
      <text:h text:style-name="Heading_20_5" text:outline-level="5"><text:soft-page-break/>Request speed step change</text:h>
      <text:p text:style-name="P1">FT_STMOD<text:tab/>&lt;Session&gt; &lt;Speed steps&gt;</text:p>
      <text:p text:style-name="P1"/>
      <text:p text:style-name="P1">Speed steps:</text:p>
      <text:p text:style-name="P1"><text:tab/>Bits 0 – 1: speed mode</text:p>
      <text:p text:style-name="P1"><text:tab/><text:tab/>00: 128 speed steps</text:p>
      <text:p text:style-name="P1"><text:tab/><text:tab/>01: 14 speed steps</text:p>
      <text:p text:style-name="P1"><text:tab/><text:tab/>10: 28 speed steps with interleave steps ?</text:p>
      <text:p text:style-name="P1"><text:tab/><text:tab/>11: 28 speed steps</text:p>
      <text:p text:style-name="P1"><text:tab/>Bits 2 - 7: spare</text:p>
      <text:p text:style-name="P1"/>
      <text:p text:style-name="P1">Sent from a cab to the command station to change the number of speed steps used, to that supported by the decoder. The command station should remember the setting and send it in PLOC replies for this decoder.</text:p>
      <text:h text:style-name="Heading_20_5" text:outline-level="5">Set Engine Speed/Dir</text:h>
      <text:p text:style-name="P1">FT_DSPD<text:tab/>&lt;Session&gt; &lt;Speed/Dir&gt;</text:p>
      <text:p text:style-name="P1"/>
      <text:p text:style-name="P1">Sent by a device to request an engine speed/dir change. The speed is in the DCC format for the number of speed steps. For 128 steps, bit 7 is the direction, 1 for forward. The other 7 bits are the speed, 0 is stop, 1 is emergency stop. For 14 or 28 steps, bit 6 is 1, bit 5 is the direction, bit 4 is the lsb of the 28 step speed, the other 4 bits are the speed, with 0 is stop and 1 is emergency stop.</text:p>
      <text:h text:style-name="Heading_20_5" text:outline-level="5">Set engine functions</text:h>
      <text:p text:style-name="P1">FT_DFUN<text:tab/>&lt;session&gt; &lt;function group&gt;&lt;functions&gt;</text:p>
      <text:p text:style-name="P1"/>
      <text:p text:style-name="P1">&lt;function group&gt; is 1 for FN0-FN5, 2 is FN5-FN8, 3 is FN9-FN12, 4 is FN13-FN20 and 5 is FN21-FN28.</text:p>
      <text:p text:style-name="P1">&lt;functions&gt; is 5, 4 or 8 bits, one per function in DCC order. eg. FN0 is in bit 4.</text:p>
      <text:p text:style-name="P1">Sent by a device to request an engine Fn state change.</text:p>
      <text:h text:style-name="Heading_20_5" text:outline-level="5">Engine report from CS</text:h>
      <text:p text:style-name="P1">FT_PLOC<text:tab/>&lt;session&gt;&lt;DCC address high&gt;&lt;DCC address low&gt;&lt;flags&gt;&lt;speed&gt;</text:p>
      <text:p text:style-name="P1"/>
      <text:p text:style-name="P1">&lt;session&gt; Session number for engine assigned by the command station. This session number is used in all references to the engine until it is released.</text:p>
      <text:p text:style-name="P1">&lt;DCC address high&gt; is the MS byte of the DCC address. For short addresses it is set to 0.</text:p>
      <text:p text:style-name="P1">&lt;DCC address low&gt; is the LS byte of the DCC address.</text:p>
      <text:p text:style-name="P1">&lt;flags&gt; number of speed steps and other flags.</text:p>
      <text:p text:style-name="P1"><text:tab/>bits 0-1: Speed Mode</text:p>
      <text:p text:style-name="P1"><text:tab/><text:tab/>00: 128 speed steps</text:p>
      <text:p text:style-name="P1"><text:tab/><text:tab/>01: 14 speed steps</text:p>
      <text:p text:style-name="P1"><text:tab/><text:tab/>10: 28 speed steps with interleave steps</text:p>
      <text:p text:style-name="P1"><text:tab/><text:tab/>11: 28 speed steps</text:p>
      <text:p text:style-name="P1"><text:tab/>Bit 2: spare</text:p>
      <text:p text:style-name="P1"><text:tab/>Bit 3: spare</text:p>
      <text:p text:style-name="P1"><text:tab/>Bit 4: Consisted</text:p>
      <text:p text:style-name="P1"><text:tab/>Bit 5: Consist Master</text:p>
      <text:p text:style-name="P1"><text:tab/>Bit 6: spare</text:p>
      <text:p text:style-name="P1"><text:tab/>Bit 7: In use by another cab.</text:p>
      <text:p text:style-name="P1">&lt;Speed&gt; is the Speed/Direction value. Bit 7 is the direction bit and bits 0-6 are the speed value. If <text:soft-page-break/>the engine is consisted, this is the consist address.</text:p>
      <text:p text:style-name="P1"/>
      <text:p text:style-name="P1">A report of an engine entry sent by the command station. Usually sent in response to FT_RLOC as an acknowledgement of acquiring an engine requested by a cab. Due to the number of functions, these states are now in the PLOCF packet, which may be before or after the PLOC packet.</text:p>
      <text:p text:style-name="P1"/>
      <text:p text:style-name="P1">A report of an engine entry sent by the command station. Usually sent in response to QLOC or as an acknowledgement of acquiring an engine requested by a cab (RLOC).</text:p>
      <text:h text:style-name="Heading_20_5" text:outline-level="5">Engine function report from CS</text:h>
      <text:p text:style-name="P1">FT_PLOCF<text:tab/>&lt;Session&gt;&lt;AddrH&gt;&lt;AddrL&gt;&lt;FN0&gt;&lt;FN5&gt;&lt;FN13&gt;&lt;FN21&gt;</text:p>
      <text:p text:style-name="P1"/>
      <text:p text:style-name="P1">&lt;Session&gt; Session for engine assigned by the command station. This session number is used in all references to the engine until it is released.</text:p>
      <text:p text:style-name="P1">&lt;AddrH&gt; is the MS byte of the DCC address. For short addresses it is set to 0.</text:p>
      <text:p text:style-name="P1">&lt;AddrL&gt; is the LS byte of the DCC address.</text:p>
      <text:p text:style-name="P1">&lt;FN0&gt; is the 5 functions FN0 to FN4 in DCC bit order. </text:p>
      <text:p text:style-name="P1">&lt;FN5&gt; is the 8 functions FN5 to FN12.</text:p>
      <text:p text:style-name="P1">&lt;FN13&gt; is the 8 functions FN13 to FN20.</text:p>
      <text:p text:style-name="P1">&lt;FN21&gt; is the 8 functions FN21 to FN28.</text:p>
      <text:p text:style-name="P1"/>
      <text:p text:style-name="P1">The PLOCF may appear before or after the PLOC, and is usually a reply to a QLOC or RLOC request.</text:p>
      <text:h text:style-name="Heading_20_5" text:outline-level="5">Release loco</text:h>
      <text:p text:style-name="P1">FT_KLOC<text:tab/>&lt;Session number&gt;</text:p>
      <text:p text:style-name="P1"/>
      <text:p text:style-name="P1">Releases control of <text:s/>a loco or train. The entry remains in the command station until needed the command station list is full and the entry needs to be reused.</text:p>
      <text:h text:style-name="Heading_20_5" text:outline-level="5">Consist Engine</text:h>
      <text:p text:style-name="P1">FT_PCON <text:tab/>&lt;Session&gt;&lt;Consist address&gt;</text:p>
      <text:p text:style-name="P1"/>
      <text:p text:style-name="P1">Adds a decoder to a consist. If consisting is successful, an ACK is sent. If engine is consisted already, an error is reported: engine in use.</text:p>
      <text:h text:style-name="Heading_20_5" text:outline-level="5">Remove engine from consist</text:h>
      <text:p text:style-name="P1">FT_KCON<text:tab/>&lt;Session&gt;&lt;Consist address&gt;</text:p>
      <text:p text:style-name="P1"/>
      <text:p text:style-name="P1">Removes a decoder from a consist. If de-consisting is successful an ACK is sent. If engine is not consisted, an error is reported: Engine not found.</text:p>
      <text:h text:style-name="Heading_20_1" text:outline-level="1">Raw DCC Commands</text:h>
      <text:p text:style-name="P1">These are CBUS packets which contain a preformatted DCC command, typically used for accessory operation or programming on main. The last byte of each DCC packet is the error check, so it's not actually necessary as the command station can complete it.</text:p>
      <text:p text:style-name="P1"/>
      <text:p text:style-name="P1">FT_RDCC3<text:tab/>Request 3 byte DCC packet</text:p>
      <text:p text:style-name="P1">FT_RDCC4<text:tab/>Request 4 byte DCC packet</text:p>
      <text:p text:style-name="P1">FT_RDCC5<text:tab/>Request 5 byte DCC packet</text:p>
      <text:p text:style-name="P1"><text:soft-page-break/>FT_RDCC6<text:tab/>Request 6 byte DCC packet</text:p>
      <text:p text:style-name="P1"/>
      <text:p text:style-name="P1">The first data byte is the &lt;REP&gt; byte, it is a 6 bit count of the number of times the command is sent to the track. Bit 7 is used for an operational mode write when the command has to be sent to the same address twice. Bit 6 is used allow a deactivate command to follow an activate command.</text:p>
      <text:p text:style-name="P1">The following data bytes are the preformatted DCC command.</text:p>
      <text:p text:style-name="P1"/>
      <text:h text:style-name="Heading_20_1" text:outline-level="1">Embedded XML Files</text:h>
      <text:p text:style-name="Text_20_body">More work need to be done on this but this is a start. </text:p>
      <text:p text:style-name="Text_20_body">XML files are read from the modules so that a program running on a connected PC can display <text:s text:c="2"/>easily understandable text for the configuration.</text:p>
      <text:p text:style-name="Text_20_body">XML files may be in plain text or in EXI (Efficient XML Interchange) format. EXI uses the first 2 bits of the file to determine if the XML file is compressed. Most files should be very small so compression may not be necessary.</text:p>
      <text:p text:style-name="Text_20_body">&lt;name&gt; should be a necessary tag. Blank for unused bits ?</text:p>
      <text:p text:style-name="Text_20_body">&lt;default&gt; is optional, with 0 being implied if its missing.</text:p>
      <text:p text:style-name="Text_20_body">&lt;bits&gt; is optional, with 8 being implied if its missing. </text:p>
      <text:h text:style-name="Heading_20_5" text:outline-level="5">Solenoid point motor module:</text:h>
      <text:p text:style-name="P13"><text:s text:c="2"/>&lt;XML&gt;</text:p>
      <text:p text:style-name="P14"><text:s text:c="4"/>&lt;NodeString&gt;OpenLCB Output driver for CANACC4&lt;/NodeString&gt;</text:p>
      <text:p text:style-name="P14"><text:s text:c="4"/>&lt;EventData&gt;</text:p>
      <text:p text:style-name="P14"><text:s text:c="6"/>&lt;name&gt;Event Number&lt;/name&gt;&lt;bits&gt;48&lt;/bits&gt;</text:p>
      <text:p text:style-name="P14"><text:s text:c="6"/>&lt;name&gt;&lt;/name&gt;&lt;bits&gt;5&lt;/bits&gt;</text:p>
      <text:p text:style-name="P14"><text:s text:c="6"/>&lt;name&gt;Output&lt;/name&gt;&lt;bits&gt;3&lt;/bits&gt;</text:p>
      <text:p text:style-name="P14"><text:s text:c="4"/>&lt;/EventData&gt;</text:p>
      <text:p text:style-name="P14"><text:s text:c="2"/>&lt;/XML&gt;</text:p>
      <text:h text:style-name="Heading_20_5" text:outline-level="5">8 R/C servo module:</text:h>
      <text:p text:style-name="P13"><text:s text:c="2"/>&lt;XML&gt;</text:p>
      <text:p text:style-name="P14"><text:s text:c="4"/>&lt;NodeString&gt;OpenLCB Servo Output Driver&lt;/NodeString&gt;</text:p>
      <text:p text:style-name="P14"><text:s text:c="4"/>&lt;EventData&gt;</text:p>
      <text:p text:style-name="P14"><text:s text:c="6"/>&lt;name&gt;Event Number&lt;/name&gt;&lt;bits&gt;48&lt;/bits&gt;</text:p>
      <text:p text:style-name="P14"><text:s text:c="6"/>&lt;name&gt;&lt;/name&gt;&lt;bits&gt;4&lt;/bits&gt;</text:p>
      <text:p text:style-name="P14"><text:s text:c="6"/>&lt;name&gt;Polarity&lt;/name&gt;&lt;bits&gt;1&lt;/bits&gt;</text:p>
      <text:p text:style-name="P14"><text:s text:c="6"/>&lt;name&gt;Output&lt;/name&gt;&lt;bits&gt;3&lt;/bits&gt;</text:p>
      <text:p text:style-name="P14"><text:s text:c="4"/>&lt;/EventData&gt;</text:p>
      <text:p text:style-name="P14"><text:s text:c="4"/>&lt;NodeVariable&gt;</text:p>
      <text:p text:style-name="P14"><text:s text:c="6"/>&lt;name&gt;Servo#0 off position&lt;/name&gt;&lt;default&gt;125&lt;/default&gt;</text:p>
      <text:p text:style-name="P14"><text:s text:c="6"/>&lt;name&gt;Servo#1 off position&lt;/name&gt;&lt;default&gt;125&lt;/default&gt;</text:p>
      <text:p text:style-name="P14"><text:s text:c="6"/>&lt;name&gt;Servo#2 off position&lt;/name&gt;&lt;default&gt;125&lt;/default&gt;</text:p>
      <text:p text:style-name="P14"><text:s text:c="6"/>&lt;name&gt;Servo#3 off position&lt;/name&gt;&lt;default&gt;125&lt;/default&gt;</text:p>
      <text:p text:style-name="P14"><text:s text:c="6"/>&lt;name&gt;Servo#4 off position&lt;/name&gt;&lt;default&gt;125&lt;/default&gt;</text:p>
      <text:p text:style-name="P14"><text:s text:c="6"/>&lt;name&gt;Servo#5 off position&lt;/name&gt;&lt;default&gt;125&lt;/default&gt;</text:p>
      <text:p text:style-name="P14"><text:s text:c="6"/>&lt;name&gt;Servo#6 off position&lt;/name&gt;&lt;default&gt;125&lt;/default&gt;</text:p>
      <text:p text:style-name="P14"><text:s text:c="6"/>&lt;name&gt;Servo#7 off position&lt;/name&gt;&lt;default&gt;125&lt;/default&gt;</text:p>
      <text:p text:style-name="P14"><text:s text:c="6"/>&lt;name&gt;Servo#0 on position&lt;/name&gt;&lt;default&gt;125&lt;/default&gt;</text:p>
      <text:p text:style-name="P14"><text:s text:c="6"/>&lt;name&gt;Servo#1 on position&lt;/name&gt;&lt;default&gt;125&lt;/default&gt;</text:p>
      <text:p text:style-name="P14"><text:s text:c="6"/>&lt;name&gt;Servo#2 on position&lt;/name&gt;&lt;default&gt;125&lt;/default&gt;</text:p>
      <text:p text:style-name="P14"><text:s text:c="6"/>&lt;name&gt;Servo#3 on position&lt;/name&gt;&lt;default&gt;125&lt;/default&gt;</text:p>
      <text:p text:style-name="P14"><text:s text:c="6"/>&lt;name&gt;Servo#4 on position&lt;/name&gt;&lt;default&gt;125&lt;/default&gt;</text:p>
      <text:p text:style-name="P14"><text:s text:c="6"/>&lt;name&gt;Servo#5 on position&lt;/name&gt;&lt;default&gt;125&lt;/default&gt;</text:p>
      <text:p text:style-name="P14"><text:s text:c="6"/>&lt;name&gt;Servo#6 on position&lt;/name&gt;&lt;default&gt;125&lt;/default&gt;</text:p>
      <text:p text:style-name="P14"><text:soft-page-break/><text:s text:c="6"/>&lt;name&gt;Servo#7 on position&lt;/name&gt;&lt;default&gt;125&lt;/default&gt;</text:p>
      <text:p text:style-name="P14"><text:s text:c="4"/>&lt;/NodeVariable&gt;</text:p>
      <text:p text:style-name="P14"><text:s text:c="2"/>&lt;/XML&gt;</text:p>
      <text:h text:style-name="Heading_20_5" text:outline-level="5"><text:span text:style-name="T4">8</text:span> input module</text:h>
      <text:p text:style-name="P13"><text:s text:c="2"/>&lt;XML&gt;</text:p>
      <text:p text:style-name="P14"><text:s text:c="4"/>&lt;NodeString&gt;OpenLCB Input Driver for CANACE8C&lt;/NodeString&gt;</text:p>
      <text:p text:style-name="P14"><text:s text:c="4"/>&lt;NodeVariable&gt;</text:p>
      <text:p text:style-name="P14"><text:s text:c="6"/>&lt;name&gt;Debounce&lt;/name&gt;&lt;default&gt;0&lt;/default&gt;</text:p>
      <text:p text:style-name="P14"><text:s text:c="4"/>&lt;/NodeVariable&gt;</text:p>
      <text:p text:style-name="P14"><text:s/>&lt;/XML&gt;</text:p>
      <text:p text:style-name="P17"/>
      <text:h text:style-name="Heading_20_5" text:outline-level="5">XSD</text:h>
      <text:p text:style-name="Text_20_body">A start of on the definition of the XML file format.</text:p>
      <text:p text:style-name="P15">&lt;?xml version="1.0" encoding="UTF-8"?&gt;</text:p>
      <text:p text:style-name="P15">&lt;xsd:schema elementFormDefault="qualified" xmlns:xsd="http://www.w3.org/2001/XMLSchema"&gt;</text:p>
      <text:p text:style-name="P15"><text:tab/>&lt;xsd:element name="XML"&gt;</text:p>
      <text:p text:style-name="P15"><text:tab/><text:tab/>&lt;xsd:complexType mixed="true"&gt;</text:p>
      <text:p text:style-name="P15"><text:tab/><text:tab/><text:tab/>&lt;xsd:sequence&gt;</text:p>
      <text:p text:style-name="P15"><text:tab/><text:tab/><text:tab/><text:tab/>&lt;xsd:element ref="NodeString" minOccurs="0" maxOccurs="1"/&gt;</text:p>
      <text:p text:style-name="P15"><text:tab/><text:tab/><text:tab/><text:tab/>&lt;xsd:element ref="NodeInfo" minOccurs="0" maxOccurs="1"/&gt;</text:p>
      <text:p text:style-name="P15"><text:tab/><text:tab/><text:tab/><text:tab/>&lt;xsd:element ref="Events" minOccurs="0" maxOccurs="1"/&gt;</text:p>
      <text:p text:style-name="P15"><text:tab/><text:tab/><text:tab/><text:tab/>&lt;xsd:element ref="NodeVariables" minOccurs="0" maxOccurs="1"/&gt;</text:p>
      <text:p text:style-name="P15"><text:tab/><text:tab/><text:tab/><text:tab/>&lt;xsd:element ref="Data" minOccurs="0" maxOccurs="1"/&gt;</text:p>
      <text:p text:style-name="P15"><text:tab/><text:tab/><text:tab/>&lt;/xsd:sequence&gt;</text:p>
      <text:p text:style-name="P15"><text:tab/><text:tab/>&lt;/xsd:complexType&gt;</text:p>
      <text:p text:style-name="P15"><text:tab/>&lt;/xsd:element&gt;</text:p>
      <text:p text:style-name="P15"><text:tab/>&lt;xsd:element name="NodeString"&gt;</text:p>
      <text:p text:style-name="P15"><text:tab/><text:tab/>&lt;xsd:simpleType&gt;</text:p>
      <text:p text:style-name="P15"><text:tab/><text:tab/><text:tab/>&lt;xsd:restriction base="xsd:string"&gt;</text:p>
      <text:p text:style-name="P15"><text:tab/><text:tab/><text:tab/><text:tab/>&lt;xsd:maxLength value="64"/&gt;</text:p>
      <text:p text:style-name="P15"><text:tab/><text:tab/><text:tab/>&lt;/xsd:restriction&gt;</text:p>
      <text:p text:style-name="P15"><text:tab/><text:tab/>&lt;/xsd:simpleType&gt;</text:p>
      <text:p text:style-name="P15"><text:tab/>&lt;/xsd:element&gt;</text:p>
      <text:p text:style-name="P15"><text:tab/>&lt;xsd:element name="NodeInfo"&gt;</text:p>
      <text:p text:style-name="P15"><text:tab/><text:tab/>&lt;xsd:simpleType&gt;</text:p>
      <text:p text:style-name="P15"><text:tab/><text:tab/><text:tab/>&lt;xsd:restriction base="xsd:hexBinary"&gt;</text:p>
      <text:p text:style-name="P15"><text:tab/><text:tab/><text:tab/><text:tab/>&lt;xsd:length value="7"/&gt;</text:p>
      <text:p text:style-name="P15"><text:tab/><text:tab/><text:tab/>&lt;/xsd:restriction&gt;</text:p>
      <text:p text:style-name="P15"><text:tab/><text:tab/>&lt;/xsd:simpleType&gt;</text:p>
      <text:p text:style-name="P15"><text:tab/>&lt;/xsd:element&gt;</text:p>
      <text:p text:style-name="P15"><text:tab/>&lt;xsd:element name="Events"&gt;</text:p>
      <text:p text:style-name="P15"><text:tab/><text:tab/>&lt;xsd:complexType mixed="true"&gt;</text:p>
      <text:p text:style-name="P15"><text:tab/><text:tab/><text:tab/>&lt;xsd:sequence minOccurs="0" maxOccurs="unbounded"&gt;</text:p>
      <text:p text:style-name="P15"><text:tab/><text:tab/><text:tab/><text:tab/>&lt;xsd:element ref="Name"/&gt;</text:p>
      <text:p text:style-name="P15"><text:tab/><text:tab/><text:tab/><text:tab/>&lt;xsd:element ref="Bits" minOccurs="0" maxOccurs="1"/&gt;</text:p>
      <text:p text:style-name="P15"><text:tab/><text:tab/><text:tab/>&lt;/xsd:sequence&gt;</text:p>
      <text:p text:style-name="P15"><text:tab/><text:tab/>&lt;/xsd:complexType&gt;</text:p>
      <text:p text:style-name="P15"><text:tab/>&lt;/xsd:element&gt;</text:p>
      <text:p text:style-name="P15"><text:tab/>&lt;xsd:element name="NodeVariables"&gt;</text:p>
      <text:p text:style-name="P15"><text:tab/><text:tab/>&lt;xsd:complexType mixed="true"&gt;</text:p>
      <text:p text:style-name="P15"><text:tab/><text:tab/><text:tab/>&lt;xsd:sequence minOccurs="0" maxOccurs="256"&gt;</text:p>
      <text:p text:style-name="P15"><text:tab/><text:tab/><text:tab/><text:tab/>&lt;xsd:element ref="Name"/&gt;</text:p>
      <text:p text:style-name="P15"><text:tab/><text:tab/><text:tab/><text:tab/>&lt;xsd:element ref="Bits" minOccurs="0" maxOccurs="1"/&gt;</text:p>
      <text:p text:style-name="P15"><text:tab/><text:tab/><text:tab/><text:tab/>&lt;xsd:element ref="Default" minOccurs="0" maxOccurs="1"/&gt;</text:p>
      <text:p text:style-name="P15"><text:tab/><text:tab/><text:tab/>&lt;/xsd:sequence&gt;</text:p>
      <text:p text:style-name="P15"><text:soft-page-break/><text:tab/><text:tab/>&lt;/xsd:complexType&gt;</text:p>
      <text:p text:style-name="P15"><text:tab/>&lt;/xsd:element&gt;</text:p>
      <text:p text:style-name="P15"><text:tab/>&lt;xsd:element name="Data"&gt;</text:p>
      <text:p text:style-name="P15"><text:tab/><text:tab/>&lt;xsd:complexType mixed="true"&gt;</text:p>
      <text:p text:style-name="P15"><text:tab/><text:tab/><text:tab/>&lt;xsd:sequence minOccurs="0" maxOccurs="unbounded"&gt;</text:p>
      <text:p text:style-name="P15"><text:tab/><text:tab/><text:tab/><text:tab/>&lt;xsd:element ref="Name"/&gt;</text:p>
      <text:p text:style-name="P15"><text:tab/><text:tab/><text:tab/><text:tab/>&lt;xsd:element ref="StartAddress"/&gt;</text:p>
      <text:p text:style-name="P15"><text:tab/><text:tab/><text:tab/><text:tab/>&lt;xsd:element ref="Length"/&gt;</text:p>
      <text:p text:style-name="P15"><text:tab/><text:tab/><text:tab/>&lt;/xsd:sequence&gt;</text:p>
      <text:p text:style-name="P15"><text:tab/><text:tab/>&lt;/xsd:complexType&gt;</text:p>
      <text:p text:style-name="P15"><text:tab/>&lt;/xsd:element&gt;</text:p>
      <text:p text:style-name="P15"><text:tab/>&lt;xsd:element name="Name" type="xsd:string"/&gt;</text:p>
      <text:p text:style-name="P15"><text:tab/>&lt;xsd:element name="Bits" type="xsd:decimal"/&gt;</text:p>
      <text:p text:style-name="P15"><text:tab/>&lt;xsd:element name="Default" type="xsd:string"/&gt;</text:p>
      <text:p text:style-name="P15"><text:tab/>&lt;xsd:element name="StartAddress"&gt;</text:p>
      <text:p text:style-name="P15"><text:tab/><text:tab/>&lt;xsd:simpleType&gt;</text:p>
      <text:p text:style-name="P15"><text:tab/><text:tab/><text:tab/>&lt;xsd:restriction base="xsd:string"&gt;</text:p>
      <text:p text:style-name="P15"><text:tab/><text:tab/><text:tab/><text:tab/>&lt;xsd:pattern value="0x[0-9,A-F]{6}"/&gt;</text:p>
      <text:p text:style-name="P15"><text:tab/><text:tab/><text:tab/>&lt;/xsd:restriction&gt;</text:p>
      <text:p text:style-name="P15"><text:tab/><text:tab/>&lt;/xsd:simpleType&gt;</text:p>
      <text:p text:style-name="P15"><text:tab/>&lt;/xsd:element&gt;</text:p>
      <text:p text:style-name="P15"><text:tab/>&lt;xsd:element name="Length" type="xsd:decimal"/&gt;</text:p>
      <text:p text:style-name="P15">&lt;/xsd:schema&gt;</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stroke-dash draw:name="Fine_20_Dashed_20__28_var_29_" draw:display-name="Fine Dashed (var)" draw:style="rect" draw:dots1="1" draw:dots1-length="112%" draw:distance="112%"/>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2-16T14:08:51.52</meta:creation-date>
    <dc:date>2010-09-05T10:30:32.92</dc:date>
    <meta:editing-duration>PT22H45M48S</meta:editing-duration>
    <meta:editing-cycles>32</meta:editing-cycles>
    <meta:generator>OpenOffice.org/3.1$Win32 OpenOffice.org_project/310m19$Build-9420</meta:generator>
    <meta:print-date>2009-12-22T12:58:18.36</meta:print-date>
    <meta:document-statistic meta:table-count="16" meta:image-count="0" meta:object-count="0" meta:page-count="14" meta:paragraph-count="580" meta:word-count="4201" meta:character-count="25849"/>
  </office:meta>
</office:document-meta>
</file>